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39in"/>
    </style:style>
    <style:style style:name="co2" style:family="table-column">
      <style:table-column-properties fo:break-before="auto" style:column-width="2.4598in"/>
    </style:style>
    <style:style style:name="co3" style:family="table-column">
      <style:table-column-properties fo:break-before="auto" style:column-width="1.5626in"/>
    </style:style>
    <style:style style:name="co4" style:family="table-column">
      <style:table-column-properties fo:break-before="auto" style:column-width="1.5516in"/>
    </style:style>
    <style:style style:name="co5" style:family="table-column">
      <style:table-column-properties fo:break-before="auto" style:column-width="1.861in"/>
    </style:style>
    <style:style style:name="co6" style:family="table-column">
      <style:table-column-properties fo:break-before="auto" style:column-width="1.0417in"/>
    </style:style>
    <style:style style:name="co7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ACControlAndDriverBoardBOM8-13-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" style:family="table-cell" style:parent-style-name="Excel_20_Built-in_20_Hyperlink">
      <style:text-properties fo:language="en" fo:country="US" style:text-underline-mode="continuous" style:text-overline-mode="continuous" style:text-line-through-mode="continuous" style:font-name-asian="Arial Unicode MS" style:language-asian="zxx" style:country-asian="none" style:font-name-complex="Tahoma" style:language-complex="zxx" style:country-complex="none" style:text-emphasize="none" style:font-relief="none" style:text-overline-style="none" style:text-overline-color="font-color"/>
    </style:style>
    <style:style style:name="ce3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xx" style:country-asian="none" style:font-name-complex="Tahoma" style:language-complex="zxx" style:country-complex="none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CControlAndDriverBoardBOM8-13-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office:value-type="string">
            <text:p>Bill of Materia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f Name</text:p>
          </table:table-cell>
          <table:table-cell office:value-type="string">
            <text:p>Component</text:p>
          </table:table-cell>
          <table:table-cell office:value-type="string">
            <text:p>Value</text:p>
          </table:table-cell>
          <table:table-cell office:value-type="string">
            <text:p>Package</text:p>
          </table:table-cell>
          <table:table-cell office:value-type="string">
            <text:p>MPN</text:p>
          </table:table-cell>
          <table:table-cell table:number-columns-repeated="1019"/>
        </table:table-row>
        <table:table-row table:style-name="ro1">
          <table:table-cell office:value-type="string">
            <text:p>TEMP</text:p>
          </table:table-cell>
          <table:table-cell office:value-type="string">
            <text:p>2 pin interface</text:p>
          </table:table-cell>
          <table:table-cell office:value-type="string">
            <text:p>2pin vert lock</text:p>
          </table:table-cell>
          <table:table-cell office:value-type="string">
            <text:p>USER</text:p>
          </table:table-cell>
          <table:table-cell table:style-name="ce1" office:value-type="string">
            <text:p>171856-000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2 pin housing</text:p>
          </table:table-cell>
          <table:table-cell table:number-columns-repeated="2"/>
          <table:table-cell table:style-name="ce1" office:value-type="string">
            <text:p>22-01-3027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>
            <text:p>J4</text:p>
          </table:table-cell>
          <table:table-cell office:value-type="string">
            <text:p>2 pin interface</text:p>
          </table:table-cell>
          <table:table-cell office:value-type="string">
            <text:p>No Connector</text:p>
          </table:table-cell>
          <table:table-cell office:value-type="string">
            <text:p>bigHoles0-1LS</text:p>
          </table:table-cell>
          <table:table-cell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>
            <text:p>CONTACTOR</text:p>
          </table:table-cell>
          <table:table-cell office:value-type="string">
            <text:p>2 pin interface</text:p>
          </table:table-cell>
          <table:table-cell office:value-type="string">
            <text:p>No Connector</text:p>
          </table:table-cell>
          <table:table-cell office:value-type="string">
            <text:p>bigHoles0-1LS</text:p>
          </table:table-cell>
          <table:table-cell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>
            <text:p>PRECHARGE</text:p>
          </table:table-cell>
          <table:table-cell office:value-type="string">
            <text:p>2 pin interface</text:p>
          </table:table-cell>
          <table:table-cell office:value-type="string">
            <text:p>No Connector</text:p>
          </table:table-cell>
          <table:table-cell office:value-type="string">
            <text:p>bigHoles0-1LS</text:p>
          </table:table-cell>
          <table:table-cell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>
            <text:p>J2</text:p>
          </table:table-cell>
          <table:table-cell office:value-type="string">
            <text:p>2 pin interface</text:p>
          </table:table-cell>
          <table:table-cell office:value-type="string">
            <text:p>No Connector</text:p>
          </table:table-cell>
          <table:table-cell office:value-type="string">
            <text:p>bigHoles0-1LS</text:p>
          </table:table-cell>
          <table:table-cell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>
            <text:p>J3</text:p>
          </table:table-cell>
          <table:table-cell office:value-type="string">
            <text:p>2 pin interface</text:p>
          </table:table-cell>
          <table:table-cell office:value-type="string">
            <text:p>No Connector</text:p>
          </table:table-cell>
          <table:table-cell office:value-type="string">
            <text:p>bigHoles0-1LS</text:p>
          </table:table-cell>
          <table:table-cell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U20</text:p>
          </table:table-cell>
          <table:table-cell office:value-type="string">
            <text:p>7805Replacement</text:p>
          </table:table-cell>
          <table:table-cell/>
          <table:table-cell office:value-type="string">
            <text:p>USER</text:p>
          </table:table-cell>
          <table:table-cell table:style-name="ce1" office:value-type="string">
            <text:p><text:a xlink:href="http://www.mouser.com/Search/ProductDetail.aspx?R=OKI-78SR-5%2F1.5-W36-Cvirtualkey58010000virtualkey580-OKI78SR5%2F1.5W36C">OKI-78SR-5/1.5-W36-C</text:a>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U7</text:p>
          </table:table-cell>
          <table:table-cell office:value-type="string">
            <text:p>ATTiny25</text:p>
          </table:table-cell>
          <table:table-cell/>
          <table:table-cell office:value-type="string">
            <text:p>DIP8</text:p>
          </table:table-cell>
          <table:table-cell table:style-name="ce1" office:value-type="string">
            <text:p><text:a xlink:href="http://www.mouser.com/Search/ProductDetail.aspx?R=ATTINY25-20PUvirtualkey55650000virtualkey556-ATTINY25-20PU">ATTINY25-20PU</text:a></text:p>
          </table:table-cell>
          <table:table-cell table:number-columns-repeated="1019"/>
        </table:table-row>
        <table:table-row table:style-name="ro2">
          <table:table-cell office:value-type="string">
            <text:p>D32</text:p>
          </table:table-cell>
          <table:table-cell office:value-type="string">
            <text:p>BAT85,133</text:p>
          </table:table-cell>
          <table:table-cell/>
          <table:table-cell office:value-type="string">
            <text:p>USER</text:p>
          </table:table-cell>
          <table:table-cell table:style-name="ce1" office:value-type="string">
            <text:p><text:a xlink:href="http://www.mouser.com/Search/ProductDetail.aspx?R=BAT85S-TAPvirtualkey61370000virtualkey78-BAT85S-TAP">BAT85S-TAP</text:a></text:p>
          </table:table-cell>
          <table:table-cell table:number-columns-repeated="1019"/>
        </table:table-row>
        <table:table-row table:style-name="ro2">
          <table:table-cell office:value-type="string">
            <text:p>D33</text:p>
          </table:table-cell>
          <table:table-cell office:value-type="string">
            <text:p>BAT85,133</text:p>
          </table:table-cell>
          <table:table-cell/>
          <table:table-cell office:value-type="string">
            <text:p>USER</text:p>
          </table:table-cell>
          <table:table-cell table:style-name="ce1" office:value-type="string">
            <text:p><text:a xlink:href="http://www.mouser.com/Search/ProductDetail.aspx?R=BAT85S-TAPvirtualkey61370000virtualkey78-BAT85S-TAP">BAT85S-TAP</text:a></text:p>
          </table:table-cell>
          <table:table-cell table:number-columns-repeated="1019"/>
        </table:table-row>
        <table:table-row table:style-name="ro2">
          <table:table-cell office:value-type="string">
            <text:p>C132</text:p>
          </table:table-cell>
          <table:table-cell office:value-type="string">
            <text:p>Capacitor0.2-MLCC</text:p>
          </table:table-cell>
          <table:table-cell office:value-type="string">
            <text:p>0.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4K15X7RF53L2virtualkey59420000virtualkey594-K104K15X7RF53L2">K104K15X7RF53L2</text:a></text:p>
          </table:table-cell>
          <table:table-cell table:number-columns-repeated="1019"/>
        </table:table-row>
        <table:table-row table:style-name="ro2">
          <table:table-cell office:value-type="string">
            <text:p>C136</text:p>
          </table:table-cell>
          <table:table-cell office:value-type="string">
            <text:p>Capacitor0.2-MLCC</text:p>
          </table:table-cell>
          <table:table-cell office:value-type="string">
            <text:p>0.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4K15X7RF53L2virtualkey59420000virtualkey594-K104K15X7RF53L2">K104K15X7RF53L2</text:a></text:p>
          </table:table-cell>
          <table:table-cell table:number-columns-repeated="1019"/>
        </table:table-row>
        <table:table-row table:style-name="ro2">
          <table:table-cell office:value-type="string">
            <text:p>C133</text:p>
          </table:table-cell>
          <table:table-cell office:value-type="string">
            <text:p>Capacitor0.2-MLCC</text:p>
          </table:table-cell>
          <table:table-cell office:value-type="string">
            <text:p>0.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4K15X7RF53L2virtualkey59420000virtualkey594-K104K15X7RF53L2">K104K15X7RF53L2</text:a></text:p>
          </table:table-cell>
          <table:table-cell table:number-columns-repeated="1019"/>
        </table:table-row>
        <table:table-row table:style-name="ro2">
          <table:table-cell office:value-type="string">
            <text:p>C137</text:p>
          </table:table-cell>
          <table:table-cell office:value-type="string">
            <text:p>Capacitor0.2-MLCC</text:p>
          </table:table-cell>
          <table:table-cell office:value-type="string">
            <text:p>0.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4K15X7RF53L2virtualkey59420000virtualkey594-K104K15X7RF53L2">K104K15X7RF53L2</text:a></text:p>
          </table:table-cell>
          <table:table-cell table:number-columns-repeated="1019"/>
        </table:table-row>
        <table:table-row table:style-name="ro2">
          <table:table-cell office:value-type="string">
            <text:p>C129</text:p>
          </table:table-cell>
          <table:table-cell office:value-type="string">
            <text:p>Capacitor0.2-MLCC</text:p>
          </table:table-cell>
          <table:table-cell office:value-type="string">
            <text:p>0.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4K15X7RF53L2virtualkey59420000virtualkey594-K104K15X7RF53L2">K104K15X7RF53L2</text:a></text:p>
          </table:table-cell>
          <table:table-cell table:number-columns-repeated="1019"/>
        </table:table-row>
        <table:table-row table:style-name="ro2">
          <table:table-cell office:value-type="string">
            <text:p>C59</text:p>
          </table:table-cell>
          <table:table-cell office:value-type="string">
            <text:p>Capacitor0.2-MLCC</text:p>
          </table:table-cell>
          <table:table-cell office:value-type="string">
            <text:p>0.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4K15X7RF53L2virtualkey59420000virtualkey594-K104K15X7RF53L2">K104K15X7RF53L2</text:a></text:p>
          </table:table-cell>
          <table:table-cell table:number-columns-repeated="1019"/>
        </table:table-row>
        <table:table-row table:style-name="ro2">
          <table:table-cell office:value-type="string">
            <text:p>C61</text:p>
          </table:table-cell>
          <table:table-cell office:value-type="string">
            <text:p>Capacitor0.2-MLCC</text:p>
          </table:table-cell>
          <table:table-cell office:value-type="string">
            <text:p>0.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4K15X7RF53L2virtualkey59420000virtualkey594-K104K15X7RF53L2">K104K15X7RF53L2</text:a></text:p>
          </table:table-cell>
          <table:table-cell table:number-columns-repeated="1019"/>
        </table:table-row>
        <table:table-row table:style-name="ro2">
          <table:table-cell office:value-type="string">
            <text:p>C68</text:p>
          </table:table-cell>
          <table:table-cell office:value-type="string">
            <text:p>Capacitor0.2-MLCC</text:p>
          </table:table-cell>
          <table:table-cell office:value-type="string">
            <text:p>0.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4K15X7RF53L2virtualkey59420000virtualkey594-K104K15X7RF53L2">K104K15X7RF53L2</text:a></text:p>
          </table:table-cell>
          <table:table-cell table:number-columns-repeated="1019"/>
        </table:table-row>
        <table:table-row table:style-name="ro2">
          <table:table-cell office:value-type="string">
            <text:p>C119</text:p>
          </table:table-cell>
          <table:table-cell office:value-type="string">
            <text:p>Capacitor0.2-MLCC</text:p>
          </table:table-cell>
          <table:table-cell office:value-type="string">
            <text:p>0.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4K15X7RF53L2virtualkey59420000virtualkey594-K104K15X7RF53L2">K104K15X7RF53L2</text:a></text:p>
          </table:table-cell>
          <table:table-cell table:number-columns-repeated="1019"/>
        </table:table-row>
        <table:table-row table:style-name="ro2">
          <table:table-cell office:value-type="string">
            <text:p>C40</text:p>
          </table:table-cell>
          <table:table-cell office:value-type="string">
            <text:p>Capacitor0.2-MLCC</text:p>
          </table:table-cell>
          <table:table-cell office:value-type="string">
            <text:p>0.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4K15X7RF53L2virtualkey59420000virtualkey594-K104K15X7RF53L2">K104K15X7RF53L2</text:a></text:p>
          </table:table-cell>
          <table:table-cell table:number-columns-repeated="1019"/>
        </table:table-row>
        <table:table-row table:style-name="ro2">
          <table:table-cell office:value-type="string">
            <text:p>C120</text:p>
          </table:table-cell>
          <table:table-cell office:value-type="string">
            <text:p>Capacitor0.2-MLCC</text:p>
          </table:table-cell>
          <table:table-cell office:value-type="string">
            <text:p>0.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4K15X7RF53L2virtualkey59420000virtualkey594-K104K15X7RF53L2">K104K15X7RF53L2</text:a></text:p>
          </table:table-cell>
          <table:table-cell table:number-columns-repeated="1019"/>
        </table:table-row>
        <table:table-row table:style-name="ro2">
          <table:table-cell office:value-type="string">
            <text:p>C42</text:p>
          </table:table-cell>
          <table:table-cell office:value-type="string">
            <text:p>Capacitor0.2-MLCC</text:p>
          </table:table-cell>
          <table:table-cell office:value-type="string">
            <text:p>0.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4K15X7RF53L2virtualkey59420000virtualkey594-K104K15X7RF53L2">K104K15X7RF53L2</text:a></text:p>
          </table:table-cell>
          <table:table-cell table:number-columns-repeated="1019"/>
        </table:table-row>
        <table:table-row table:style-name="ro2">
          <table:table-cell office:value-type="string">
            <text:p>C122</text:p>
          </table:table-cell>
          <table:table-cell office:value-type="string">
            <text:p>Capacitor0.2-MLCC</text:p>
          </table:table-cell>
          <table:table-cell office:value-type="string">
            <text:p>0.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4K15X7RF53L2virtualkey59420000virtualkey594-K104K15X7RF53L2">K104K15X7RF53L2</text:a></text:p>
          </table:table-cell>
          <table:table-cell table:number-columns-repeated="1019"/>
        </table:table-row>
        <table:table-row table:style-name="ro2">
          <table:table-cell office:value-type="string">
            <text:p>C44</text:p>
          </table:table-cell>
          <table:table-cell office:value-type="string">
            <text:p>Capacitor0.2-MLCC</text:p>
          </table:table-cell>
          <table:table-cell office:value-type="string">
            <text:p>0.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4K15X7RF53L2virtualkey59420000virtualkey594-K104K15X7RF53L2">K104K15X7RF53L2</text:a></text:p>
          </table:table-cell>
          <table:table-cell table:number-columns-repeated="1019"/>
        </table:table-row>
        <table:table-row table:style-name="ro2">
          <table:table-cell office:value-type="string">
            <text:p>C71</text:p>
          </table:table-cell>
          <table:table-cell office:value-type="string">
            <text:p>Capacitor0.2-MLCC</text:p>
          </table:table-cell>
          <table:table-cell office:value-type="string">
            <text:p>0.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4K15X7RF53L2virtualkey59420000virtualkey594-K104K15X7RF53L2">K104K15X7RF53L2</text:a></text:p>
          </table:table-cell>
          <table:table-cell table:number-columns-repeated="1019"/>
        </table:table-row>
        <table:table-row table:style-name="ro2">
          <table:table-cell office:value-type="string">
            <text:p>C78</text:p>
          </table:table-cell>
          <table:table-cell office:value-type="string">
            <text:p>Capacitor0.2-MLCC</text:p>
          </table:table-cell>
          <table:table-cell office:value-type="string">
            <text:p>0.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4K15X7RF53L2virtualkey59420000virtualkey594-K104K15X7RF53L2">K104K15X7RF53L2</text:a></text:p>
          </table:table-cell>
          <table:table-cell table:number-columns-repeated="1019"/>
        </table:table-row>
        <table:table-row table:style-name="ro2">
          <table:table-cell office:value-type="string">
            <text:p>C60</text:p>
          </table:table-cell>
          <table:table-cell office:value-type="string">
            <text:p>Capacitor0.2-MLCC</text:p>
          </table:table-cell>
          <table:table-cell office:value-type="string">
            <text:p>0.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4K15X7RF53L2virtualkey59420000virtualkey594-K104K15X7RF53L2">K104K15X7RF53L2</text:a></text:p>
          </table:table-cell>
          <table:table-cell table:number-columns-repeated="1019"/>
        </table:table-row>
        <table:table-row table:style-name="ro2">
          <table:table-cell office:value-type="string">
            <text:p>C128</text:p>
          </table:table-cell>
          <table:table-cell office:value-type="string">
            <text:p>Capacitor0.2-MLCC</text:p>
          </table:table-cell>
          <table:table-cell office:value-type="string">
            <text:p>0.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4K15X7RF53L2virtualkey59420000virtualkey594-K104K15X7RF53L2">K104K15X7RF53L2</text:a></text:p>
          </table:table-cell>
          <table:table-cell table:number-columns-repeated="1019"/>
        </table:table-row>
        <table:table-row table:style-name="ro2">
          <table:table-cell office:value-type="string">
            <text:p>C65</text:p>
          </table:table-cell>
          <table:table-cell office:value-type="string">
            <text:p>Capacitor0.2-MLCC</text:p>
          </table:table-cell>
          <table:table-cell office:value-type="string">
            <text:p>0.0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3K15X7RF5TL2virtualkey59420000virtualkey594-K103K15X7RF5TL2">K103K15X7RF5TL2</text:a></text:p>
          </table:table-cell>
          <table:table-cell table:number-columns-repeated="1019"/>
        </table:table-row>
        <table:table-row table:style-name="ro2">
          <table:table-cell office:value-type="string">
            <text:p>C64</text:p>
          </table:table-cell>
          <table:table-cell office:value-type="string">
            <text:p>Capacitor0.2-MLCC</text:p>
          </table:table-cell>
          <table:table-cell office:value-type="string">
            <text:p>0.0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3K15X7RF5TL2virtualkey59420000virtualkey594-K103K15X7RF5TL2">K103K15X7RF5TL2</text:a></text:p>
          </table:table-cell>
          <table:table-cell table:number-columns-repeated="1019"/>
        </table:table-row>
        <table:table-row table:style-name="ro2">
          <table:table-cell office:value-type="string">
            <text:p>C70</text:p>
          </table:table-cell>
          <table:table-cell office:value-type="string">
            <text:p>Capacitor0.2-MLCC</text:p>
          </table:table-cell>
          <table:table-cell office:value-type="string">
            <text:p>0.0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3K15X7RF5TL2virtualkey59420000virtualkey594-K103K15X7RF5TL2">K103K15X7RF5TL2</text:a></text:p>
          </table:table-cell>
          <table:table-cell table:number-columns-repeated="1019"/>
        </table:table-row>
        <table:table-row table:style-name="ro2">
          <table:table-cell office:value-type="string">
            <text:p>C69</text:p>
          </table:table-cell>
          <table:table-cell office:value-type="string">
            <text:p>Capacitor0.2-MLCC</text:p>
          </table:table-cell>
          <table:table-cell office:value-type="string">
            <text:p>0.0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103K15X7RF5TL2virtualkey59420000virtualkey594-K103K15X7RF5TL2">K103K15X7RF5TL2</text:a></text:p>
          </table:table-cell>
          <table:table-cell table:number-columns-repeated="1019"/>
        </table:table-row>
        <table:table-row table:style-name="ro2">
          <table:table-cell office:value-type="string">
            <text:p>C19</text:p>
          </table:table-cell>
          <table:table-cell office:value-type="string">
            <text:p>Capacitor0.2-MLCC</text:p>
          </table:table-cell>
          <table:table-cell office:value-type="string">
            <text:p>6800p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8X7R1H682Kvirtualkey52130000virtualkey810-FK18X7R1H682K">FK18X7R1H682K</text:a></text:p>
          </table:table-cell>
          <table:table-cell table:number-columns-repeated="1019"/>
        </table:table-row>
        <table:table-row table:style-name="ro2">
          <table:table-cell office:value-type="string">
            <text:p>C99</text:p>
          </table:table-cell>
          <table:table-cell office:value-type="string">
            <text:p>Capacitor0.2-MLCC</text:p>
          </table:table-cell>
          <table:table-cell office:value-type="string">
            <text:p>6800p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8X7R1H682Kvirtualkey52130000virtualkey810-FK18X7R1H682K">FK18X7R1H682K</text:a></text:p>
          </table:table-cell>
          <table:table-cell table:number-columns-repeated="1019"/>
        </table:table-row>
        <table:table-row table:style-name="ro2">
          <table:table-cell office:value-type="string">
            <text:p>C22</text:p>
          </table:table-cell>
          <table:table-cell office:value-type="string">
            <text:p>Capacitor0.2-MLCC</text:p>
          </table:table-cell>
          <table:table-cell office:value-type="string">
            <text:p>6800p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8X7R1H682Kvirtualkey52130000virtualkey810-FK18X7R1H682K">FK18X7R1H682K</text:a></text:p>
          </table:table-cell>
          <table:table-cell table:number-columns-repeated="1019"/>
        </table:table-row>
        <table:table-row table:style-name="ro2">
          <table:table-cell office:value-type="string">
            <text:p>C102</text:p>
          </table:table-cell>
          <table:table-cell office:value-type="string">
            <text:p>Capacitor0.2-MLCC</text:p>
          </table:table-cell>
          <table:table-cell office:value-type="string">
            <text:p>6800p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8X7R1H682Kvirtualkey52130000virtualkey810-FK18X7R1H682K">FK18X7R1H682K</text:a></text:p>
          </table:table-cell>
          <table:table-cell table:number-columns-repeated="1019"/>
        </table:table-row>
        <table:table-row table:style-name="ro2">
          <table:table-cell office:value-type="string">
            <text:p>C25</text:p>
          </table:table-cell>
          <table:table-cell office:value-type="string">
            <text:p>Capacitor0.2-MLCC</text:p>
          </table:table-cell>
          <table:table-cell office:value-type="string">
            <text:p>6800p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8X7R1H682Kvirtualkey52130000virtualkey810-FK18X7R1H682K">FK18X7R1H682K</text:a></text:p>
          </table:table-cell>
          <table:table-cell table:number-columns-repeated="1019"/>
        </table:table-row>
        <table:table-row table:style-name="ro2">
          <table:table-cell office:value-type="string">
            <text:p>C105</text:p>
          </table:table-cell>
          <table:table-cell office:value-type="string">
            <text:p>Capacitor0.2-MLCC</text:p>
          </table:table-cell>
          <table:table-cell office:value-type="string">
            <text:p>6800p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8X7R1H682Kvirtualkey52130000virtualkey810-FK18X7R1H682K">FK18X7R1H682K</text:a></text:p>
          </table:table-cell>
          <table:table-cell table:number-columns-repeated="1019"/>
        </table:table-row>
        <table:table-row table:style-name="ro2">
          <table:table-cell office:value-type="string">
            <text:p>C62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75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63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67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131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58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55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54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57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72</text:p>
          </table:table-cell>
          <table:table-cell office:value-type="string">
            <text:p>Capacitor0.2-MLCC</text:p>
          </table:table-cell>
          <table:table-cell office:value-type="string">
            <text:p>0.1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130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127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126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125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48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56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47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53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51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45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50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76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52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46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49</text:p>
          </table:table-cell>
          <table:table-cell office:value-type="string">
            <text:p>Capacitor0.2-MLCC</text:p>
          </table:table-cell>
          <table:table-cell office:value-type="string">
            <text:p>4.7u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FK14X7R1E475Kvirtualkey52130000virtualkey810-FK14X7R1E475K">FK14X7R1E475K</text:a></text:p>
          </table:table-cell>
          <table:table-cell table:number-columns-repeated="1019"/>
        </table:table-row>
        <table:table-row table:style-name="ro2">
          <table:table-cell office:value-type="string">
            <text:p>C135</text:p>
          </table:table-cell>
          <table:table-cell office:value-type="string">
            <text:p>Capacitor0.2-MLCC</text:p>
          </table:table-cell>
          <table:table-cell office:value-type="string">
            <text:p>20p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SR151A180JAAvirtualkey58110000virtualkey581-SR151A180J">SR151A180JAA</text:a></text:p>
          </table:table-cell>
          <table:table-cell table:number-columns-repeated="1019"/>
        </table:table-row>
        <table:table-row table:style-name="ro2">
          <table:table-cell office:value-type="string">
            <text:p>C134</text:p>
          </table:table-cell>
          <table:table-cell office:value-type="string">
            <text:p>Capacitor0.2-MLCC</text:p>
          </table:table-cell>
          <table:table-cell office:value-type="string">
            <text:p>20p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SR151A180JAAvirtualkey58110000virtualkey581-SR151A180J">SR151A180JAA</text:a></text:p>
          </table:table-cell>
          <table:table-cell table:number-columns-repeated="1019"/>
        </table:table-row>
        <table:table-row table:style-name="ro1">
          <table:table-cell office:value-type="string">
            <text:p>C109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16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06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36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31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28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17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10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94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07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37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29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18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5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84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08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38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6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79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85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91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7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3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4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8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80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92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2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86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93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5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9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3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6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0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88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32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4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82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81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87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83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11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1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7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8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90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33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2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96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89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95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97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20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21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98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23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00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24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01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26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03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27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04</text:p>
          </table:table-cell>
          <table:table-cell office:value-type="string">
            <text:p>Capacitor0.2-MLCC</text:p>
          </table:table-cell>
          <table:table-cell office:value-type="string">
            <text:p>22uF</text:p>
          </table:table-cell>
          <table:table-cell office:value-type="float" office:value="1210">
            <text:p>1210</text:p>
          </table:table-cell>
          <table:table-cell table:style-name="ce1" office:value-type="string">
            <text:p>TMK325B7226MM-TR</text:p>
          </table:table-cell>
          <table:table-cell table:number-columns-repeated="1019"/>
        </table:table-row>
        <table:table-row table:style-name="ro1">
          <table:table-cell office:value-type="string">
            <text:p>C112</text:p>
          </table:table-cell>
          <table:table-cell office:value-type="string">
            <text:p>Capacitor0.2-MLCC</text:p>
          </table:table-cell>
          <table:table-cell office:value-type="string">
            <text:p>100pF</text:p>
          </table:table-cell>
          <table:table-cell office:value-type="string">
            <text:p>Cap01LS</text:p>
          </table:table-cell>
          <table:table-cell table:style-name="ce1" office:value-type="string">
            <text:p>FK18C0G1H101J</text:p>
          </table:table-cell>
          <table:table-cell table:number-columns-repeated="1019"/>
        </table:table-row>
        <table:table-row table:style-name="ro1">
          <table:table-cell office:value-type="string">
            <text:p>C34</text:p>
          </table:table-cell>
          <table:table-cell office:value-type="string">
            <text:p>Capacitor0.2-MLCC</text:p>
          </table:table-cell>
          <table:table-cell office:value-type="string">
            <text:p>100pF</text:p>
          </table:table-cell>
          <table:table-cell office:value-type="string">
            <text:p>Cap01LS</text:p>
          </table:table-cell>
          <table:table-cell table:style-name="ce1" office:value-type="string">
            <text:p>FK18C0G1H101J</text:p>
          </table:table-cell>
          <table:table-cell table:number-columns-repeated="1019"/>
        </table:table-row>
        <table:table-row table:style-name="ro1">
          <table:table-cell office:value-type="string">
            <text:p>C113</text:p>
          </table:table-cell>
          <table:table-cell office:value-type="string">
            <text:p>Capacitor0.2-MLCC</text:p>
          </table:table-cell>
          <table:table-cell office:value-type="string">
            <text:p>100pF</text:p>
          </table:table-cell>
          <table:table-cell office:value-type="string">
            <text:p>Cap01LS</text:p>
          </table:table-cell>
          <table:table-cell table:style-name="ce1" office:value-type="string">
            <text:p>FK18C0G1H101J</text:p>
          </table:table-cell>
          <table:table-cell table:number-columns-repeated="1019"/>
        </table:table-row>
        <table:table-row table:style-name="ro1">
          <table:table-cell office:value-type="string">
            <text:p>C35</text:p>
          </table:table-cell>
          <table:table-cell office:value-type="string">
            <text:p>Capacitor0.2-MLCC</text:p>
          </table:table-cell>
          <table:table-cell office:value-type="string">
            <text:p>100pF</text:p>
          </table:table-cell>
          <table:table-cell office:value-type="string">
            <text:p>Cap01LS</text:p>
          </table:table-cell>
          <table:table-cell table:style-name="ce1" office:value-type="string">
            <text:p>FK18C0G1H101J</text:p>
          </table:table-cell>
          <table:table-cell table:number-columns-repeated="1019"/>
        </table:table-row>
        <table:table-row table:style-name="ro1">
          <table:table-cell office:value-type="string">
            <text:p>C114</text:p>
          </table:table-cell>
          <table:table-cell office:value-type="string">
            <text:p>Capacitor0.2-MLCC</text:p>
          </table:table-cell>
          <table:table-cell office:value-type="string">
            <text:p>100pF</text:p>
          </table:table-cell>
          <table:table-cell office:value-type="string">
            <text:p>Cap01LS</text:p>
          </table:table-cell>
          <table:table-cell table:style-name="ce1" office:value-type="string">
            <text:p>FK18C0G1H101J</text:p>
          </table:table-cell>
          <table:table-cell table:number-columns-repeated="1019"/>
        </table:table-row>
        <table:table-row table:style-name="ro1">
          <table:table-cell office:value-type="string">
            <text:p>C115</text:p>
          </table:table-cell>
          <table:table-cell office:value-type="string">
            <text:p>Capacitor0.2-MLCC</text:p>
          </table:table-cell>
          <table:table-cell office:value-type="string">
            <text:p>100pF</text:p>
          </table:table-cell>
          <table:table-cell office:value-type="string">
            <text:p>Cap01LS</text:p>
          </table:table-cell>
          <table:table-cell table:style-name="ce1" office:value-type="string">
            <text:p>FK18C0G1H101J</text:p>
          </table:table-cell>
          <table:table-cell table:number-columns-repeated="1019"/>
        </table:table-row>
        <table:table-row table:style-name="ro1">
          <table:table-cell office:value-type="string">
            <text:p>C121</text:p>
          </table:table-cell>
          <table:table-cell office:value-type="string">
            <text:p>Capacitor0.2-MLCC</text:p>
          </table:table-cell>
          <table:table-cell office:value-type="string">
            <text:p>330pF</text:p>
          </table:table-cell>
          <table:table-cell office:value-type="string">
            <text:p>Cap01LS</text:p>
          </table:table-cell>
          <table:table-cell table:style-name="ce1" office:value-type="string">
            <text:p>FK18C0G1H331J</text:p>
          </table:table-cell>
          <table:table-cell table:number-columns-repeated="1019"/>
        </table:table-row>
        <table:table-row table:style-name="ro1">
          <table:table-cell office:value-type="string">
            <text:p>C43</text:p>
          </table:table-cell>
          <table:table-cell office:value-type="string">
            <text:p>Capacitor0.2-MLCC</text:p>
          </table:table-cell>
          <table:table-cell office:value-type="string">
            <text:p>330pF</text:p>
          </table:table-cell>
          <table:table-cell office:value-type="string">
            <text:p>Cap01LS</text:p>
          </table:table-cell>
          <table:table-cell table:style-name="ce1" office:value-type="string">
            <text:p>FK18C0G1H331J</text:p>
          </table:table-cell>
          <table:table-cell table:number-columns-repeated="1019"/>
        </table:table-row>
        <table:table-row table:style-name="ro1">
          <table:table-cell office:value-type="string">
            <text:p>C123</text:p>
          </table:table-cell>
          <table:table-cell office:value-type="string">
            <text:p>Capacitor0.2-MLCC</text:p>
          </table:table-cell>
          <table:table-cell office:value-type="string">
            <text:p>330pF</text:p>
          </table:table-cell>
          <table:table-cell office:value-type="string">
            <text:p>Cap01LS</text:p>
          </table:table-cell>
          <table:table-cell table:style-name="ce1" office:value-type="string">
            <text:p>FK18C0G1H331J</text:p>
          </table:table-cell>
          <table:table-cell table:number-columns-repeated="1019"/>
        </table:table-row>
        <table:table-row table:style-name="ro1">
          <table:table-cell office:value-type="string">
            <text:p>C124</text:p>
          </table:table-cell>
          <table:table-cell office:value-type="string">
            <text:p>Capacitor0.2-MLCC</text:p>
          </table:table-cell>
          <table:table-cell office:value-type="string">
            <text:p>330pF</text:p>
          </table:table-cell>
          <table:table-cell office:value-type="string">
            <text:p>Cap01LS</text:p>
          </table:table-cell>
          <table:table-cell table:style-name="ce1" office:value-type="string">
            <text:p>FK18C0G1H331J</text:p>
          </table:table-cell>
          <table:table-cell table:number-columns-repeated="1019"/>
        </table:table-row>
        <table:table-row table:style-name="ro1">
          <table:table-cell office:value-type="string">
            <text:p>C39</text:p>
          </table:table-cell>
          <table:table-cell office:value-type="string">
            <text:p>Capacitor0.2-MLCC</text:p>
          </table:table-cell>
          <table:table-cell office:value-type="string">
            <text:p>330pF</text:p>
          </table:table-cell>
          <table:table-cell office:value-type="string">
            <text:p>Cap01LS</text:p>
          </table:table-cell>
          <table:table-cell table:style-name="ce1" office:value-type="string">
            <text:p>FK18C0G1H331J</text:p>
          </table:table-cell>
          <table:table-cell table:number-columns-repeated="1019"/>
        </table:table-row>
        <table:table-row table:style-name="ro1">
          <table:table-cell office:value-type="string">
            <text:p>C41</text:p>
          </table:table-cell>
          <table:table-cell office:value-type="string">
            <text:p>Capacitor0.2-MLCC</text:p>
          </table:table-cell>
          <table:table-cell office:value-type="string">
            <text:p>330pF</text:p>
          </table:table-cell>
          <table:table-cell office:value-type="string">
            <text:p>Cap01LS</text:p>
          </table:table-cell>
          <table:table-cell table:style-name="ce1" office:value-type="string">
            <text:p>FK18C0G1H331J</text:p>
          </table:table-cell>
          <table:table-cell table:number-columns-repeated="1019"/>
        </table:table-row>
        <table:table-row table:style-name="ro2">
          <table:table-cell office:value-type="string">
            <text:p>C73</text:p>
          </table:table-cell>
          <table:table-cell office:value-type="string">
            <text:p>Capacitor0.2-MLCC</text:p>
          </table:table-cell>
          <table:table-cell office:value-type="string">
            <text:p>470p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471K15X7RF53L2virtualkey59420000virtualkey594-K471K15X7RF53L2">K471K15X7RF53L2</text:a></text:p>
          </table:table-cell>
          <table:table-cell table:number-columns-repeated="1019"/>
        </table:table-row>
        <table:table-row table:style-name="ro2">
          <table:table-cell office:value-type="string">
            <text:p>C74</text:p>
          </table:table-cell>
          <table:table-cell office:value-type="string">
            <text:p>Capacitor0.2-MLCC</text:p>
          </table:table-cell>
          <table:table-cell office:value-type="string">
            <text:p>470pF</text:p>
          </table:table-cell>
          <table:table-cell office:value-type="string">
            <text:p>Cap01LS</text:p>
          </table:table-cell>
          <table:table-cell table:style-name="ce1" office:value-type="string">
            <text:p><text:a xlink:href="http://www.mouser.com/Search/ProductDetail.aspx?R=K471K15X7RF53L2virtualkey59420000virtualkey594-K471K15X7RF53L2">K471K15X7RF53L2</text:a></text:p>
          </table:table-cell>
          <table:table-cell table:number-columns-repeated="1019"/>
        </table:table-row>
        <table:table-row table:style-name="ro2">
          <table:table-cell office:value-type="string">
            <text:p>C66</text:p>
          </table:table-cell>
          <table:table-cell office:value-type="string">
            <text:p>CapacitorElectrolytic0.2Lead</text:p>
          </table:table-cell>
          <table:table-cell office:value-type="string">
            <text:p>470uF 50v</text:p>
          </table:table-cell>
          <table:table-cell office:value-type="string">
            <text:p>USER</text:p>
          </table:table-cell>
          <table:table-cell table:style-name="ce1" office:value-type="string">
            <text:p><text:a xlink:href="http://www.mouser.com/Search/ProductDetail.aspx?R=UPW1H471MHDvirtualkey64700000virtualkey647-UPW1H471MHD">UPW1H471MHD</text:a></text:p>
          </table:table-cell>
          <table:table-cell table:number-columns-repeated="1019"/>
        </table:table-row>
        <table:table-row table:style-name="ro2">
          <table:table-cell office:value-type="string">
            <text:p>C77</text:p>
          </table:table-cell>
          <table:table-cell office:value-type="string">
            <text:p>CapacitorElectrolytic0.2Lead</text:p>
          </table:table-cell>
          <table:table-cell office:value-type="string">
            <text:p>220uF 25v</text:p>
          </table:table-cell>
          <table:table-cell office:value-type="string">
            <text:p>cap015LS</text:p>
          </table:table-cell>
          <table:table-cell table:style-name="ce1" office:value-type="string">
            <text:p><text:a xlink:href="http://www.mouser.com/Search/ProductDetail.aspx?R=UHE1E221MPDvirtualkey64700000virtualkey647-UHE1E221MPD">UHE1E221MPD</text:a></text:p>
          </table:table-cell>
          <table:table-cell table:number-columns-repeated="1019"/>
        </table:table-row>
        <table:table-row table:style-name="ro2">
          <table:table-cell office:value-type="string">
            <text:p>XTAL1</text:p>
          </table:table-cell>
          <table:table-cell office:value-type="string">
            <text:p>CRYSTAL-7.37MHz 20pF</text:p>
          </table:table-cell>
          <table:table-cell/>
          <table:table-cell office:value-type="string">
            <text:p>USER</text:p>
          </table:table-cell>
          <table:table-cell table:style-name="ce2" office:value-type="string">
            <text:p><text:a xlink:href="http://www.mouser.com/Search/ProductDetail.aspx?R=ATS073-Evirtualkey67110000virtualkey774-ATS073-E">ATS073-E</text:a> </text:p>
          </table:table-cell>
          <table:table-cell table:number-columns-repeated="1019"/>
        </table:table-row>
        <table:table-row table:style-name="ro1">
          <table:table-cell office:value-type="string">
            <text:p>D12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13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11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10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38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39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40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41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16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17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15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14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42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43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44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45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20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21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19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18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46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47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48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1">
          <table:table-cell office:value-type="string">
            <text:p>D49</text:p>
          </table:table-cell>
          <table:table-cell office:value-type="string">
            <text:p>DiodePaul</text:p>
          </table:table-cell>
          <table:table-cell office:value-type="string">
            <text:p>50v 1a schottky</text:p>
          </table:table-cell>
          <table:table-cell office:value-type="string">
            <text:p>vertical</text:p>
          </table:table-cell>
          <table:table-cell table:style-name="ce1" office:value-type="string">
            <text:p>SB150-E3/73</text:p>
          </table:table-cell>
          <table:table-cell table:number-columns-repeated="1019"/>
        </table:table-row>
        <table:table-row table:style-name="ro2">
          <table:table-cell office:value-type="string">
            <text:p>U13</text:p>
          </table:table-cell>
          <table:table-cell office:value-type="string">
            <text:p>dsPIC30F4011-TH</text:p>
          </table:table-cell>
          <table:table-cell/>
          <table:table-cell office:value-type="string">
            <text:p>DIL</text:p>
          </table:table-cell>
          <table:table-cell table:style-name="ce1" office:value-type="string">
            <text:p><text:a xlink:href="http://www.mouser.com/Search/ProductDetail.aspx?R=DSPIC30F4011-30I%2FPvirtualkey57940000virtualkey579-30F4011-30I%2FP">DSPIC30F4011-30I/P</text:a></text:p>
          </table:table-cell>
          <table:table-cell table:number-columns-repeated="1019"/>
        </table:table-row>
        <table:table-row table:style-name="ro2">
          <table:table-cell office:value-type="string">
            <text:p>FB1</text:p>
          </table:table-cell>
          <table:table-cell office:value-type="string">
            <text:p>FerriteBead</text:p>
          </table:table-cell>
          <table:table-cell/>
          <table:table-cell office:value-type="string">
            <text:p>USER</text:p>
          </table:table-cell>
          <table:table-cell table:style-name="ce3" office:value-type="string">
            <text:p><text:a xlink:href="http://www.mouser.com/Search/ProductDetail.aspx?R=28C0236-0JW-10virtualkey59710000virtualkey875-28C0236-0JW-10">28C0236-0JW-10</text:a></text:p>
          </table:table-cell>
          <table:table-cell table:number-columns-repeated="1019"/>
        </table:table-row>
        <table:table-row table:style-name="ro2">
          <table:table-cell office:value-type="string">
            <text:p>FB2</text:p>
          </table:table-cell>
          <table:table-cell office:value-type="string">
            <text:p>FerriteBead</text:p>
          </table:table-cell>
          <table:table-cell/>
          <table:table-cell office:value-type="string">
            <text:p>USER</text:p>
          </table:table-cell>
          <table:table-cell table:style-name="ce3" office:value-type="string">
            <text:p><text:a xlink:href="http://www.mouser.com/Search/ProductDetail.aspx?R=28C0236-0JW-10virtualkey59710000virtualkey875-28C0236-0JW-10">28C0236-0JW-10</text:a></text:p>
          </table:table-cell>
          <table:table-cell table:number-columns-repeated="1019"/>
        </table:table-row>
        <table:table-row table:style-name="ro2">
          <table:table-cell office:value-type="string">
            <text:p>U1</text:p>
          </table:table-cell>
          <table:table-cell office:value-type="string">
            <text:p>GateDriveOptoWithReset</text:p>
          </table:table-cell>
          <table:table-cell office:value-type="string">
            <text:p>FOD8316</text:p>
          </table:table-cell>
          <table:table-cell office:value-type="string">
            <text:p>SOIC16</text:p>
          </table:table-cell>
          <table:table-cell table:style-name="ce1" office:value-type="string">
            <text:p><text:a xlink:href="http://www.mouser.com/ProductDetail/Fairchild-Semiconductor/FOD8316/?qs=sGAEpiMZZMvh4wEfREVcMVUAyWQG%252brzT">FOD8316</text:a></text:p>
          </table:table-cell>
          <table:table-cell table:number-columns-repeated="1019"/>
        </table:table-row>
        <table:table-row table:style-name="ro2">
          <table:table-cell office:value-type="string">
            <text:p>U21</text:p>
          </table:table-cell>
          <table:table-cell office:value-type="string">
            <text:p>GateDriveOptoWithReset</text:p>
          </table:table-cell>
          <table:table-cell office:value-type="string">
            <text:p>FOD8316</text:p>
          </table:table-cell>
          <table:table-cell office:value-type="string">
            <text:p>SOIC16</text:p>
          </table:table-cell>
          <table:table-cell table:style-name="ce1" office:value-type="string">
            <text:p><text:a xlink:href="http://www.mouser.com/ProductDetail/Fairchild-Semiconductor/FOD8316/?qs=sGAEpiMZZMvh4wEfREVcMVUAyWQG%252brzT">FOD8316</text:a></text:p>
          </table:table-cell>
          <table:table-cell table:number-columns-repeated="1019"/>
        </table:table-row>
        <table:table-row table:style-name="ro2">
          <table:table-cell office:value-type="string">
            <text:p>U22</text:p>
          </table:table-cell>
          <table:table-cell office:value-type="string">
            <text:p>GateDriveOptoWithReset</text:p>
          </table:table-cell>
          <table:table-cell office:value-type="string">
            <text:p>FOD8316</text:p>
          </table:table-cell>
          <table:table-cell office:value-type="string">
            <text:p>SOIC16</text:p>
          </table:table-cell>
          <table:table-cell table:style-name="ce1" office:value-type="string">
            <text:p><text:a xlink:href="http://www.mouser.com/ProductDetail/Fairchild-Semiconductor/FOD8316/?qs=sGAEpiMZZMvh4wEfREVcMVUAyWQG%252brzT">FOD8316</text:a></text:p>
          </table:table-cell>
          <table:table-cell table:number-columns-repeated="1019"/>
        </table:table-row>
        <table:table-row table:style-name="ro2">
          <table:table-cell office:value-type="string">
            <text:p>U2</text:p>
          </table:table-cell>
          <table:table-cell office:value-type="string">
            <text:p>GateDriveOptoWithReset</text:p>
          </table:table-cell>
          <table:table-cell office:value-type="string">
            <text:p>FOD8316</text:p>
          </table:table-cell>
          <table:table-cell office:value-type="string">
            <text:p>SOIC16</text:p>
          </table:table-cell>
          <table:table-cell table:style-name="ce1" office:value-type="string">
            <text:p><text:a xlink:href="http://www.mouser.com/ProductDetail/Fairchild-Semiconductor/FOD8316/?qs=sGAEpiMZZMvh4wEfREVcMVUAyWQG%252brzT">FOD8316</text:a></text:p>
          </table:table-cell>
          <table:table-cell table:number-columns-repeated="1019"/>
        </table:table-row>
        <table:table-row table:style-name="ro2">
          <table:table-cell office:value-type="string">
            <text:p>U23</text:p>
          </table:table-cell>
          <table:table-cell office:value-type="string">
            <text:p>GateDriveOptoWithReset</text:p>
          </table:table-cell>
          <table:table-cell office:value-type="string">
            <text:p>FOD8316</text:p>
          </table:table-cell>
          <table:table-cell office:value-type="string">
            <text:p>SOIC16</text:p>
          </table:table-cell>
          <table:table-cell table:style-name="ce1" office:value-type="string">
            <text:p><text:a xlink:href="http://www.mouser.com/ProductDetail/Fairchild-Semiconductor/FOD8316/?qs=sGAEpiMZZMvh4wEfREVcMVUAyWQG%252brzT">FOD8316</text:a></text:p>
          </table:table-cell>
          <table:table-cell table:number-columns-repeated="1019"/>
        </table:table-row>
        <table:table-row table:style-name="ro2">
          <table:table-cell office:value-type="string">
            <text:p>U3</text:p>
          </table:table-cell>
          <table:table-cell office:value-type="string">
            <text:p>GateDriveOptoWithReset</text:p>
          </table:table-cell>
          <table:table-cell office:value-type="string">
            <text:p>FOD8316</text:p>
          </table:table-cell>
          <table:table-cell office:value-type="string">
            <text:p>SOIC16</text:p>
          </table:table-cell>
          <table:table-cell table:style-name="ce1" office:value-type="string">
            <text:p><text:a xlink:href="http://www.mouser.com/ProductDetail/Fairchild-Semiconductor/FOD8316/?qs=sGAEpiMZZMvh4wEfREVcMVUAyWQG%252brzT">FOD8316</text:a></text:p>
          </table:table-cell>
          <table:table-cell table:number-columns-repeated="1019"/>
        </table:table-row>
        <table:table-row table:style-name="ro2">
          <table:table-cell office:value-type="string">
            <text:p>U16</text:p>
          </table:table-cell>
          <table:table-cell office:value-type="string">
            <text:p>HIN202CP</text:p>
          </table:table-cell>
          <table:table-cell/>
          <table:table-cell office:value-type="string">
            <text:p>DIL</text:p>
          </table:table-cell>
          <table:table-cell table:style-name="ce1" office:value-type="string">
            <text:p><text:a xlink:href="http://www.mouser.com/Search/ProductDetail.aspx?R=HIN202CPZvirtualkey57760000virtualkey968-HIN202CPZ">HIN202CPZ</text:a></text:p>
          </table:table-cell>
          <table:table-cell table:number-columns-repeated="1019"/>
        </table:table-row>
        <table:table-row table:style-name="ro2">
          <table:table-cell office:value-type="string">
            <text:p>ISP</text:p>
          </table:table-cell>
          <table:table-cell office:value-type="string">
            <text:p>ISP-Interface</text:p>
          </table:table-cell>
          <table:table-cell/>
          <table:table-cell office:value-type="string">
            <text:p>USER</text:p>
          </table:table-cell>
          <table:table-cell table:style-name="ce1" office:value-type="string">
            <text:p><text:a xlink:href="http://www.mouser.com/Search/ProductDetail.aspx?R=929834-02-06-RKvirtualkey51750000virtualkey517-929834-02-06-RK">929834-02-06-RK</text:a></text:p>
          </table:table-cell>
          <table:table-cell table:number-columns-repeated="1019"/>
        </table:table-row>
        <table:table-row table:style-name="ro2">
          <table:table-cell office:value-type="string">
            <text:p>U4</text:p>
          </table:table-cell>
          <table:table-cell office:value-type="string">
            <text:p>IXDN604MosfetDriver</text:p>
          </table:table-cell>
          <table:table-cell/>
          <table:table-cell office:value-type="string">
            <text:p>DIP8</text:p>
          </table:table-cell>
          <table:table-cell table:style-name="ce1" office:value-type="string">
            <text:p><text:a xlink:href="http://www.mouser.com/Search/ProductDetail.aspx?R=IXDN604PIvirtualkey56550000virtualkey849-IXDN604PI">IXDN604PI</text:a></text:p>
          </table:table-cell>
          <table:table-cell table:number-columns-repeated="1019"/>
        </table:table-row>
        <table:table-row table:style-name="ro2">
          <table:table-cell office:value-type="string">
            <text:p>U24</text:p>
          </table:table-cell>
          <table:table-cell office:value-type="string">
            <text:p>IXDN604MosfetDriver</text:p>
          </table:table-cell>
          <table:table-cell/>
          <table:table-cell office:value-type="string">
            <text:p>DIP8</text:p>
          </table:table-cell>
          <table:table-cell table:style-name="ce1" office:value-type="string">
            <text:p><text:a xlink:href="http://www.mouser.com/Search/ProductDetail.aspx?R=IXDN604PIvirtualkey56550000virtualkey849-IXDN604PI">IXDN604PI</text:a></text:p>
          </table:table-cell>
          <table:table-cell table:number-columns-repeated="1019"/>
        </table:table-row>
        <table:table-row table:style-name="ro2">
          <table:table-cell office:value-type="string">
            <text:p>U5</text:p>
          </table:table-cell>
          <table:table-cell office:value-type="string">
            <text:p>IXDN604MosfetDriver</text:p>
          </table:table-cell>
          <table:table-cell/>
          <table:table-cell office:value-type="string">
            <text:p>DIP8</text:p>
          </table:table-cell>
          <table:table-cell table:style-name="ce1" office:value-type="string">
            <text:p><text:a xlink:href="http://www.mouser.com/Search/ProductDetail.aspx?R=IXDN604PIvirtualkey56550000virtualkey849-IXDN604PI">IXDN604PI</text:a></text:p>
          </table:table-cell>
          <table:table-cell table:number-columns-repeated="1019"/>
        </table:table-row>
        <table:table-row table:style-name="ro2">
          <table:table-cell office:value-type="string">
            <text:p>U25</text:p>
          </table:table-cell>
          <table:table-cell office:value-type="string">
            <text:p>IXDN604MosfetDriver</text:p>
          </table:table-cell>
          <table:table-cell/>
          <table:table-cell office:value-type="string">
            <text:p>DIP8</text:p>
          </table:table-cell>
          <table:table-cell table:style-name="ce1" office:value-type="string">
            <text:p><text:a xlink:href="http://www.mouser.com/Search/ProductDetail.aspx?R=IXDN604PIvirtualkey56550000virtualkey849-IXDN604PI">IXDN604PI</text:a></text:p>
          </table:table-cell>
          <table:table-cell table:number-columns-repeated="1019"/>
        </table:table-row>
        <table:table-row table:style-name="ro2">
          <table:table-cell office:value-type="string">
            <text:p>U6</text:p>
          </table:table-cell>
          <table:table-cell office:value-type="string">
            <text:p>IXDN604MosfetDriver</text:p>
          </table:table-cell>
          <table:table-cell/>
          <table:table-cell office:value-type="string">
            <text:p>DIP8</text:p>
          </table:table-cell>
          <table:table-cell table:style-name="ce1" office:value-type="string">
            <text:p><text:a xlink:href="http://www.mouser.com/Search/ProductDetail.aspx?R=IXDN604PIvirtualkey56550000virtualkey849-IXDN604PI">IXDN604PI</text:a></text:p>
          </table:table-cell>
          <table:table-cell table:number-columns-repeated="1019"/>
        </table:table-row>
        <table:table-row table:style-name="ro2">
          <table:table-cell office:value-type="string">
            <text:p>U26</text:p>
          </table:table-cell>
          <table:table-cell office:value-type="string">
            <text:p>IXDN604MosfetDriver</text:p>
          </table:table-cell>
          <table:table-cell/>
          <table:table-cell office:value-type="string">
            <text:p>DIP8</text:p>
          </table:table-cell>
          <table:table-cell table:style-name="ce1" office:value-type="string">
            <text:p><text:a xlink:href="http://www.mouser.com/Search/ProductDetail.aspx?R=IXDN604PIvirtualkey56550000virtualkey849-IXDN604PI">IXDN604PI</text:a></text:p>
          </table:table-cell>
          <table:table-cell table:number-columns-repeated="1019"/>
        </table:table-row>
        <table:table-row table:style-name="ro2">
          <table:table-cell office:value-type="string">
            <text:p>CURRENT1</text:p>
          </table:table-cell>
          <table:table-cell office:value-type="string">
            <text:p>LEMInterface</text:p>
          </table:table-cell>
          <table:table-cell office:value-type="string">
            <text:p>3pin Vert Lock</text:p>
          </table:table-cell>
          <table:table-cell office:value-type="string">
            <text:p>writingFlipped</text:p>
          </table:table-cell>
          <table:table-cell table:style-name="ce1" office:value-type="string">
            <text:p><text:a xlink:href="http://www.mouser.com/Search/ProductDetail.aspx?R=22-23-2031virtualkey53810000virtualkey538-22-23-2031">22-23-2031</text:a></text:p>
          </table:table-cell>
          <table:table-cell table:number-columns-repeated="1019"/>
        </table:table-row>
        <table:table-row table:style-name="ro2">
          <table:table-cell office:value-type="string">
            <text:p>CURRENT3</text:p>
          </table:table-cell>
          <table:table-cell office:value-type="string">
            <text:p>LEMInterface</text:p>
          </table:table-cell>
          <table:table-cell office:value-type="string">
            <text:p>3pin Vert Lock</text:p>
          </table:table-cell>
          <table:table-cell office:value-type="string">
            <text:p>writingFlipped</text:p>
          </table:table-cell>
          <table:table-cell table:style-name="ce1" office:value-type="string">
            <text:p><text:a xlink:href="http://www.mouser.com/Search/ProductDetail.aspx?R=22-23-2031virtualkey53810000virtualkey538-22-23-2031">22-23-2031</text:a></text:p>
          </table:table-cell>
          <table:table-cell table:number-columns-repeated="1019"/>
        </table:table-row>
        <table:table-row table:style-name="ro2">
          <table:table-cell office:value-type="string">
            <text:p>CURRENT2</text:p>
          </table:table-cell>
          <table:table-cell office:value-type="string">
            <text:p>LEMInterface</text:p>
          </table:table-cell>
          <table:table-cell office:value-type="string">
            <text:p>3pin Vert Lock</text:p>
          </table:table-cell>
          <table:table-cell office:value-type="string">
            <text:p>writingFlipped</text:p>
          </table:table-cell>
          <table:table-cell table:style-name="ce1" office:value-type="string">
            <text:p><text:a xlink:href="http://www.mouser.com/Search/ProductDetail.aspx?R=22-23-2031virtualkey53810000virtualkey538-22-23-2031">22-23-2031</text:a></text:p>
          </table:table-cell>
          <table:table-cell table:number-columns-repeated="1019"/>
        </table:table-row>
        <table:table-row table:style-name="ro2">
          <table:table-cell office:value-type="string">
            <text:p>J1</text:p>
          </table:table-cell>
          <table:table-cell office:value-type="string">
            <text:p>Hall Effect</text:p>
          </table:table-cell>
          <table:table-cell office:value-type="string">
            <text:p>3pin Vert Lock</text:p>
          </table:table-cell>
          <table:table-cell/>
          <table:table-cell table:style-name="ce1" office:value-type="string">
            <text:p><text:a xlink:href="http://www.mouser.com/Search/ProductDetail.aspx?R=22-23-2031virtualkey53810000virtualkey538-22-23-2031">22-23-2031</text:a>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rialInterface</text:p>
          </table:table-cell>
          <table:table-cell office:value-type="string">
            <text:p>3pin Vert Lock</text:p>
          </table:table-cell>
          <table:table-cell/>
          <table:table-cell table:style-name="ce1" office:value-type="string">
            <text:p><text:a xlink:href="http://www.mouser.com/Search/ProductDetail.aspx?R=22-23-2031virtualkey53810000virtualkey538-22-23-2031">22-23-2031</text:a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3 pin Housing x 5</text:p>
          </table:table-cell>
          <table:table-cell/>
          <table:table-cell table:style-name="ce1" office:value-type="string">
            <text:p><text:a xlink:href="http://www.mouser.com/Search/ProductDetail.aspx?R=22-01-3037virtualkey53810000virtualkey538-22-01-3037">22-01-3037</text:a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4 pin Housing x 3</text:p>
          </table:table-cell>
          <table:table-cell/>
          <table:table-cell table:style-name="ce1" office:value-type="string">
            <text:p><text:a xlink:href="http://www.mouser.com/Search/ProductDetail.aspx?R=22-01-3047virtualkey53810000virtualkey538-22-01-3047">22-01-3047</text:a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Crimp Pins x 34</text:p>
          </table:table-cell>
          <table:table-cell/>
          <table:table-cell table:style-name="ce1" office:value-type="string">
            <text:p><text:a xlink:href="http://www.mouser.com/Search/ProductDetail.aspx?R=08-50-0114virtualkey53810000virtualkey538-08-50-0114">08-50-0114</text:a></text:p>
          </table:table-cell>
          <table:table-cell table:number-columns-repeated="1019"/>
        </table:table-row>
        <table:table-row table:style-name="ro2">
          <table:table-cell office:value-type="string">
            <text:p>TRANS4</text:p>
          </table:table-cell>
          <table:table-cell office:value-type="string">
            <text:p>Line Filter</text:p>
          </table:table-cell>
          <table:table-cell/>
          <table:table-cell office:value-type="string">
            <text:p>13x10mmHoles</text:p>
          </table:table-cell>
          <table:table-cell table:style-name="ce1" office:value-type="string">
            <text:p><text:a xlink:href="http://www.mouser.com/Search/ProductDetail.aspx?R=PLA10AN3021R3R2Bvirtualkey64800000virtualkey81-PLA10AN3021R3R2B">PLA10AN3021R3R2B</text:a></text:p>
          </table:table-cell>
          <table:table-cell table:number-columns-repeated="1019"/>
        </table:table-row>
        <table:table-row table:style-name="ro2">
          <table:table-cell office:value-type="string">
            <text:p>TRANS1</text:p>
          </table:table-cell>
          <table:table-cell office:value-type="string">
            <text:p>Line Filter</text:p>
          </table:table-cell>
          <table:table-cell/>
          <table:table-cell office:value-type="string">
            <text:p>13x10mmHoles</text:p>
          </table:table-cell>
          <table:table-cell table:style-name="ce1" office:value-type="string">
            <text:p><text:a xlink:href="http://www.mouser.com/Search/ProductDetail.aspx?R=PLA10AN3021R3R2Bvirtualkey64800000virtualkey81-PLA10AN3021R3R2B">PLA10AN3021R3R2B</text:a></text:p>
          </table:table-cell>
          <table:table-cell table:number-columns-repeated="1019"/>
        </table:table-row>
        <table:table-row table:style-name="ro2">
          <table:table-cell office:value-type="string">
            <text:p>TRANS5</text:p>
          </table:table-cell>
          <table:table-cell office:value-type="string">
            <text:p>Line Filter</text:p>
          </table:table-cell>
          <table:table-cell/>
          <table:table-cell office:value-type="string">
            <text:p>13x10mmHoles</text:p>
          </table:table-cell>
          <table:table-cell table:style-name="ce1" office:value-type="string">
            <text:p><text:a xlink:href="http://www.mouser.com/Search/ProductDetail.aspx?R=PLA10AN3021R3R2Bvirtualkey64800000virtualkey81-PLA10AN3021R3R2B">PLA10AN3021R3R2B</text:a></text:p>
          </table:table-cell>
          <table:table-cell table:number-columns-repeated="1019"/>
        </table:table-row>
        <table:table-row table:style-name="ro2">
          <table:table-cell office:value-type="string">
            <text:p>TRANS2</text:p>
          </table:table-cell>
          <table:table-cell office:value-type="string">
            <text:p>Line Filter</text:p>
          </table:table-cell>
          <table:table-cell/>
          <table:table-cell office:value-type="string">
            <text:p>13x10mmHoles</text:p>
          </table:table-cell>
          <table:table-cell table:style-name="ce1" office:value-type="string">
            <text:p><text:a xlink:href="http://www.mouser.com/Search/ProductDetail.aspx?R=PLA10AN3021R3R2Bvirtualkey64800000virtualkey81-PLA10AN3021R3R2B">PLA10AN3021R3R2B</text:a></text:p>
          </table:table-cell>
          <table:table-cell table:number-columns-repeated="1019"/>
        </table:table-row>
        <table:table-row table:style-name="ro2">
          <table:table-cell office:value-type="string">
            <text:p>TRANS6</text:p>
          </table:table-cell>
          <table:table-cell office:value-type="string">
            <text:p>Line Filter</text:p>
          </table:table-cell>
          <table:table-cell/>
          <table:table-cell office:value-type="string">
            <text:p>13x10mmHoles</text:p>
          </table:table-cell>
          <table:table-cell table:style-name="ce1" office:value-type="string">
            <text:p><text:a xlink:href="http://www.mouser.com/Search/ProductDetail.aspx?R=PLA10AN3021R3R2Bvirtualkey64800000virtualkey81-PLA10AN3021R3R2B">PLA10AN3021R3R2B</text:a></text:p>
          </table:table-cell>
          <table:table-cell table:number-columns-repeated="1019"/>
        </table:table-row>
        <table:table-row table:style-name="ro2">
          <table:table-cell office:value-type="string">
            <text:p>TRANS3</text:p>
          </table:table-cell>
          <table:table-cell office:value-type="string">
            <text:p>Line Filter</text:p>
          </table:table-cell>
          <table:table-cell/>
          <table:table-cell office:value-type="string">
            <text:p>13x10mmHoles</text:p>
          </table:table-cell>
          <table:table-cell table:style-name="ce1" office:value-type="string">
            <text:p><text:a xlink:href="http://www.mouser.com/Search/ProductDetail.aspx?R=PLA10AN3021R3R2Bvirtualkey64800000virtualkey81-PLA10AN3021R3R2B">PLA10AN3021R3R2B</text:a></text:p>
          </table:table-cell>
          <table:table-cell table:number-columns-repeated="1019"/>
        </table:table-row>
        <table:table-row table:style-name="ro2">
          <table:table-cell office:value-type="string">
            <text:p>U8</text:p>
          </table:table-cell>
          <table:table-cell office:value-type="string">
            <text:p>LM393</text:p>
          </table:table-cell>
          <table:table-cell/>
          <table:table-cell office:value-type="string">
            <text:p>DIP-8-Oval</text:p>
          </table:table-cell>
          <table:table-cell table:style-name="ce1" office:value-type="string">
            <text:p><text:a xlink:href="http://www.mouser.com/ProductDetail/Texas-Instruments/LM293P/?qs=sGAEpiMZZMuS%2FmO2LfY7hsG4pKAINIvTN7CZwIIJ6Dk%3D">LM293P</text:a></text:p>
          </table:table-cell>
          <table:table-cell table:number-columns-repeated="1019"/>
        </table:table-row>
        <table:table-row table:style-name="ro2">
          <table:table-cell office:value-type="string">
            <text:p>U15</text:p>
          </table:table-cell>
          <table:table-cell office:value-type="string">
            <text:p>LM393</text:p>
          </table:table-cell>
          <table:table-cell/>
          <table:table-cell office:value-type="string">
            <text:p>DIP-8-Oval</text:p>
          </table:table-cell>
          <table:table-cell table:style-name="ce1" office:value-type="string">
            <text:p><text:a xlink:href="http://www.mouser.com/ProductDetail/Texas-Instruments/LM293P/?qs=sGAEpiMZZMuS%2FmO2LfY7hsG4pKAINIvTN7CZwIIJ6Dk%3D">LM293P</text:a></text:p>
          </table:table-cell>
          <table:table-cell table:number-columns-repeated="1019"/>
        </table:table-row>
        <table:table-row table:style-name="ro2">
          <table:table-cell office:value-type="string">
            <text:p>U9</text:p>
          </table:table-cell>
          <table:table-cell office:value-type="string">
            <text:p>LM393</text:p>
          </table:table-cell>
          <table:table-cell/>
          <table:table-cell office:value-type="string">
            <text:p>DIP-8-Oval</text:p>
          </table:table-cell>
          <table:table-cell table:style-name="ce1" office:value-type="string">
            <text:p><text:a xlink:href="http://www.mouser.com/ProductDetail/Texas-Instruments/LM293P/?qs=sGAEpiMZZMuS%2FmO2LfY7hsG4pKAINIvTN7CZwIIJ6Dk%3D">LM293P</text:a></text:p>
          </table:table-cell>
          <table:table-cell table:number-columns-repeated="1019"/>
        </table:table-row>
        <table:table-row table:style-name="ro2">
          <table:table-cell office:value-type="string">
            <text:p>U19</text:p>
          </table:table-cell>
          <table:table-cell office:value-type="string">
            <text:p>LM393</text:p>
          </table:table-cell>
          <table:table-cell/>
          <table:table-cell office:value-type="string">
            <text:p>DIP-8-Oval</text:p>
          </table:table-cell>
          <table:table-cell table:style-name="ce1" office:value-type="string">
            <text:p><text:a xlink:href="http://www.mouser.com/ProductDetail/Texas-Instruments/LM293P/?qs=sGAEpiMZZMuS%2FmO2LfY7hsG4pKAINIvTN7CZwIIJ6Dk%3D">LM293P</text:a></text:p>
          </table:table-cell>
          <table:table-cell table:number-columns-repeated="1019"/>
        </table:table-row>
        <table:table-row table:style-name="ro2">
          <table:table-cell office:value-type="string">
            <text:p>U12</text:p>
          </table:table-cell>
          <table:table-cell office:value-type="string">
            <text:p>LM4040DIZ-2.5</text:p>
          </table:table-cell>
          <table:table-cell office:value-type="string">
            <text:p>LM4040C25ILPR</text:p>
          </table:table-cell>
          <table:table-cell office:value-type="string">
            <text:p>TO92</text:p>
          </table:table-cell>
          <table:table-cell table:style-name="ce1" office:value-type="string">
            <text:p><text:a xlink:href="http://www.mouser.com/Search/ProductDetail.aspx?R=LM4040C25ILPRvirtualkey59500000virtualkey595-LM4040C25ILPR">LM4040C25ILPR</text:a></text:p>
          </table:table-cell>
          <table:table-cell table:number-columns-repeated="1019"/>
        </table:table-row>
        <table:table-row table:style-name="ro2">
          <table:table-cell office:value-type="string">
            <text:p>U18</text:p>
          </table:table-cell>
          <table:table-cell office:value-type="string">
            <text:p>MC74HC00AD</text:p>
          </table:table-cell>
          <table:table-cell/>
          <table:table-cell office:value-type="string">
            <text:p>dip14</text:p>
          </table:table-cell>
          <table:table-cell table:style-name="ce1" office:value-type="string">
            <text:p><text:a xlink:href="http://www.mouser.com/Search/ProductDetail.aspx?R=SN74HC00Nvirtualkey59500000virtualkey595-SN74HC00N">SN74HC00N</text:a></text:p>
          </table:table-cell>
          <table:table-cell table:number-columns-repeated="1019"/>
        </table:table-row>
        <table:table-row table:style-name="ro2">
          <table:table-cell office:value-type="string">
            <text:p>Q7</text:p>
          </table:table-cell>
          <table:table-cell office:value-type="string">
            <text:p>MOSFET n-ch</text:p>
          </table:table-cell>
          <table:table-cell/>
          <table:table-cell office:value-type="string">
            <text:p>TO-92</text:p>
          </table:table-cell>
          <table:table-cell table:style-name="ce1" office:value-type="string">
            <text:p><text:a xlink:href="http://www.mouser.com/Search/ProductDetail.aspx?R=BS270virtualkey51210000virtualkey512-BS270">BS270</text:a></text:p>
          </table:table-cell>
          <table:table-cell table:number-columns-repeated="1019"/>
        </table:table-row>
        <table:table-row table:style-name="ro2">
          <table:table-cell office:value-type="string">
            <text:p>Q8</text:p>
          </table:table-cell>
          <table:table-cell office:value-type="string">
            <text:p>MOSFET n-ch</text:p>
          </table:table-cell>
          <table:table-cell/>
          <table:table-cell office:value-type="string">
            <text:p>TO-92</text:p>
          </table:table-cell>
          <table:table-cell table:style-name="ce1" office:value-type="string">
            <text:p><text:a xlink:href="http://www.mouser.com/Search/ProductDetail.aspx?R=BS270virtualkey51210000virtualkey512-BS270">BS270</text:a></text:p>
          </table:table-cell>
          <table:table-cell table:number-columns-repeated="1019"/>
        </table:table-row>
        <table:table-row table:style-name="ro2">
          <table:table-cell office:value-type="string">
            <text:p>Q9</text:p>
          </table:table-cell>
          <table:table-cell office:value-type="string">
            <text:p>NPNTrans_D44VH10</text:p>
          </table:table-cell>
          <table:table-cell/>
          <table:table-cell office:value-type="string">
            <text:p>DPAK</text:p>
          </table:table-cell>
          <table:table-cell table:style-name="ce1" office:value-type="string">
            <text:p><text:a xlink:href="http://www.mouser.com/ProductDetail/STMicroelectronics/MJD44H11T4/?qs=sGAEpiMZZMshyDBzk1%2FWixsvRFwY5AfjDCPG6mLtBrU%3D">511-MJD44H11</text:a></text:p>
          </table:table-cell>
          <table:table-cell table:number-columns-repeated="1019"/>
        </table:table-row>
        <table:table-row table:style-name="ro2">
          <table:table-cell office:value-type="string">
            <text:p>Q2</text:p>
          </table:table-cell>
          <table:table-cell office:value-type="string">
            <text:p>NPNTrans_D44VH10</text:p>
          </table:table-cell>
          <table:table-cell/>
          <table:table-cell office:value-type="string">
            <text:p>DPAK</text:p>
          </table:table-cell>
          <table:table-cell table:style-name="ce1" office:value-type="string">
            <text:p><text:a xlink:href="http://www.mouser.com/ProductDetail/STMicroelectronics/MJD44H11T4/?qs=sGAEpiMZZMshyDBzk1%2FWixsvRFwY5AfjDCPG6mLtBrU%3D">511-MJD44H11</text:a></text:p>
          </table:table-cell>
          <table:table-cell table:number-columns-repeated="1019"/>
        </table:table-row>
        <table:table-row table:style-name="ro2">
          <table:table-cell office:value-type="string">
            <text:p>Q11</text:p>
          </table:table-cell>
          <table:table-cell office:value-type="string">
            <text:p>NPNTrans_D44VH10</text:p>
          </table:table-cell>
          <table:table-cell/>
          <table:table-cell office:value-type="string">
            <text:p>DPAK</text:p>
          </table:table-cell>
          <table:table-cell table:style-name="ce1" office:value-type="string">
            <text:p><text:a xlink:href="http://www.mouser.com/ProductDetail/STMicroelectronics/MJD44H11T4/?qs=sGAEpiMZZMshyDBzk1%2FWixsvRFwY5AfjDCPG6mLtBrU%3D">511-MJD44H11</text:a></text:p>
          </table:table-cell>
          <table:table-cell table:number-columns-repeated="1019"/>
        </table:table-row>
        <table:table-row table:style-name="ro2">
          <table:table-cell office:value-type="string">
            <text:p>Q13</text:p>
          </table:table-cell>
          <table:table-cell office:value-type="string">
            <text:p>NPNTrans_D44VH10</text:p>
          </table:table-cell>
          <table:table-cell/>
          <table:table-cell office:value-type="string">
            <text:p>DPAK</text:p>
          </table:table-cell>
          <table:table-cell table:style-name="ce1" office:value-type="string">
            <text:p><text:a xlink:href="http://www.mouser.com/ProductDetail/STMicroelectronics/MJD44H11T4/?qs=sGAEpiMZZMshyDBzk1%2FWixsvRFwY5AfjDCPG6mLtBrU%3D">511-MJD44H11</text:a></text:p>
          </table:table-cell>
          <table:table-cell table:number-columns-repeated="1019"/>
        </table:table-row>
        <table:table-row table:style-name="ro2">
          <table:table-cell office:value-type="string">
            <text:p>Q6</text:p>
          </table:table-cell>
          <table:table-cell office:value-type="string">
            <text:p>NPNTrans_D44VH10</text:p>
          </table:table-cell>
          <table:table-cell/>
          <table:table-cell office:value-type="string">
            <text:p>DPAK</text:p>
          </table:table-cell>
          <table:table-cell table:style-name="ce1" office:value-type="string">
            <text:p><text:a xlink:href="http://www.mouser.com/ProductDetail/STMicroelectronics/MJD44H11T4/?qs=sGAEpiMZZMshyDBzk1%2FWixsvRFwY5AfjDCPG6mLtBrU%3D">511-MJD44H11</text:a></text:p>
          </table:table-cell>
          <table:table-cell table:number-columns-repeated="1019"/>
        </table:table-row>
        <table:table-row table:style-name="ro2">
          <table:table-cell office:value-type="string">
            <text:p>Q4</text:p>
          </table:table-cell>
          <table:table-cell office:value-type="string">
            <text:p>NPNTrans_D44VH10</text:p>
          </table:table-cell>
          <table:table-cell/>
          <table:table-cell office:value-type="string">
            <text:p>DPAK</text:p>
          </table:table-cell>
          <table:table-cell table:style-name="ce1" office:value-type="string">
            <text:p><text:a xlink:href="http://www.mouser.com/ProductDetail/STMicroelectronics/MJD44H11T4/?qs=sGAEpiMZZMshyDBzk1%2FWixsvRFwY5AfjDCPG6mLtBrU%3D">511-MJD44H11</text:a></text:p>
          </table:table-cell>
          <table:table-cell table:number-columns-repeated="1019"/>
        </table:table-row>
        <table:table-row table:style-name="ro2">
          <table:table-cell office:value-type="string">
            <text:p>D31</text:p>
          </table:table-cell>
          <table:table-cell office:value-type="string">
            <text:p>P6KE20A-T</text:p>
          </table:table-cell>
          <table:table-cell office:value-type="string">
            <text:p>Bidirectional</text:p>
          </table:table-cell>
          <table:table-cell office:value-type="string">
            <text:p>USER</text:p>
          </table:table-cell>
          <table:table-cell table:style-name="ce1" office:value-type="string">
            <text:p><text:a xlink:href="http://www.mouser.com/Search/ProductDetail.aspx?R=P6KE18CAvirtualkey51120000virtualkey511-P6KE18CA">P6KE18CA</text:a></text:p>
          </table:table-cell>
          <table:table-cell table:number-columns-repeated="2"/>
          <table:table-cell office:value-type="string">
            <text:p>could use regular diode if polarity is assumed</text:p>
          </table:table-cell>
          <table:table-cell table:number-columns-repeated="1016"/>
        </table:table-row>
        <table:table-row table:style-name="ro2">
          <table:table-cell office:value-type="string">
            <text:p>D30</text:p>
          </table:table-cell>
          <table:table-cell office:value-type="string">
            <text:p>P6KE20A-T</text:p>
          </table:table-cell>
          <table:table-cell office:value-type="string">
            <text:p>Bidirectional</text:p>
          </table:table-cell>
          <table:table-cell office:value-type="string">
            <text:p>USER</text:p>
          </table:table-cell>
          <table:table-cell table:style-name="ce1" office:value-type="string">
            <text:p><text:a xlink:href="http://www.mouser.com/Search/ProductDetail.aspx?R=P6KE18CAvirtualkey51120000virtualkey511-P6KE18CA">P6KE18CA</text:a></text:p>
          </table:table-cell>
          <table:table-cell table:number-columns-repeated="1019"/>
        </table:table-row>
        <table:table-row table:style-name="ro2">
          <table:table-cell office:value-type="string">
            <text:p>Q1</text:p>
          </table:table-cell>
          <table:table-cell office:value-type="string">
            <text:p>PNPTRANS_D45VH10</text:p>
          </table:table-cell>
          <table:table-cell/>
          <table:table-cell office:value-type="string">
            <text:p>DPAK</text:p>
          </table:table-cell>
          <table:table-cell table:style-name="ce1" office:value-type="string">
            <text:p><text:a xlink:href="http://www.mouser.com/Search/ProductDetail.aspx?R=MJD45H11T4Gvirtualkey58410000virtualkey863-MJD45H11T4G">863-MJD45H11T4G</text:a></text:p>
          </table:table-cell>
          <table:table-cell table:number-columns-repeated="1019"/>
        </table:table-row>
        <table:table-row table:style-name="ro2">
          <table:table-cell office:value-type="string">
            <text:p>Q10</text:p>
          </table:table-cell>
          <table:table-cell office:value-type="string">
            <text:p>PNPTRANS_D45VH10</text:p>
          </table:table-cell>
          <table:table-cell/>
          <table:table-cell office:value-type="string">
            <text:p>DPAK</text:p>
          </table:table-cell>
          <table:table-cell table:style-name="ce1" office:value-type="string">
            <text:p><text:a xlink:href="http://www.mouser.com/Search/ProductDetail.aspx?R=MJD45H11T4Gvirtualkey58410000virtualkey863-MJD45H11T4G">863-MJD45H11T4G</text:a></text:p>
          </table:table-cell>
          <table:table-cell table:number-columns-repeated="1019"/>
        </table:table-row>
        <table:table-row table:style-name="ro2">
          <table:table-cell office:value-type="string">
            <text:p>Q3</text:p>
          </table:table-cell>
          <table:table-cell office:value-type="string">
            <text:p>PNPTRANS_D45VH10</text:p>
          </table:table-cell>
          <table:table-cell/>
          <table:table-cell office:value-type="string">
            <text:p>DPAK</text:p>
          </table:table-cell>
          <table:table-cell table:style-name="ce1" office:value-type="string">
            <text:p><text:a xlink:href="http://www.mouser.com/Search/ProductDetail.aspx?R=MJD45H11T4Gvirtualkey58410000virtualkey863-MJD45H11T4G">863-MJD45H11T4G</text:a></text:p>
          </table:table-cell>
          <table:table-cell table:number-columns-repeated="1019"/>
        </table:table-row>
        <table:table-row table:style-name="ro2">
          <table:table-cell office:value-type="string">
            <text:p>Q12</text:p>
          </table:table-cell>
          <table:table-cell office:value-type="string">
            <text:p>PNPTRANS_D45VH10</text:p>
          </table:table-cell>
          <table:table-cell/>
          <table:table-cell office:value-type="string">
            <text:p>DPAK</text:p>
          </table:table-cell>
          <table:table-cell table:style-name="ce1" office:value-type="string">
            <text:p><text:a xlink:href="http://www.mouser.com/Search/ProductDetail.aspx?R=MJD45H11T4Gvirtualkey58410000virtualkey863-MJD45H11T4G">863-MJD45H11T4G</text:a></text:p>
          </table:table-cell>
          <table:table-cell table:number-columns-repeated="1019"/>
        </table:table-row>
        <table:table-row table:style-name="ro2">
          <table:table-cell office:value-type="string">
            <text:p>Q5</text:p>
          </table:table-cell>
          <table:table-cell office:value-type="string">
            <text:p>PNPTRANS_D45VH10</text:p>
          </table:table-cell>
          <table:table-cell/>
          <table:table-cell office:value-type="string">
            <text:p>DPAK</text:p>
          </table:table-cell>
          <table:table-cell table:style-name="ce1" office:value-type="string">
            <text:p><text:a xlink:href="http://www.mouser.com/Search/ProductDetail.aspx?R=MJD45H11T4Gvirtualkey58410000virtualkey863-MJD45H11T4G">863-MJD45H11T4G</text:a></text:p>
          </table:table-cell>
          <table:table-cell table:number-columns-repeated="1019"/>
        </table:table-row>
        <table:table-row table:style-name="ro2">
          <table:table-cell office:value-type="string">
            <text:p>Q14</text:p>
          </table:table-cell>
          <table:table-cell office:value-type="string">
            <text:p>PNPTRANS_D45VH10</text:p>
          </table:table-cell>
          <table:table-cell/>
          <table:table-cell office:value-type="string">
            <text:p>DPAK</text:p>
          </table:table-cell>
          <table:table-cell table:style-name="ce1" office:value-type="string">
            <text:p><text:a xlink:href="http://www.mouser.com/Search/ProductDetail.aspx?R=MJD45H11T4Gvirtualkey58410000virtualkey863-MJD45H11T4G">863-MJD45H11T4G</text:a>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QEI</text:p>
          </table:table-cell>
          <table:table-cell office:value-type="string">
            <text:p>5p Vert 0.1ls</text:p>
          </table:table-cell>
          <table:table-cell office:value-type="string">
            <text:p>USER</text:p>
          </table:table-cell>
          <table:table-cell table:style-name="ce1" office:value-type="string">
            <text:p><text:a xlink:href="http://www.mouser.com/Search/ProductDetail.aspx?R=171856-1005virtualkey53810000virtualkey538-171856-1005">171856-1005</text:a></text:p>
          </table:table-cell>
          <table:table-cell table:number-columns-repeated="1019"/>
        </table:table-row>
        <table:table-row table:style-name="ro2">
          <table:table-cell office:value-type="string">
            <text:p>RELAY1</text:p>
          </table:table-cell>
          <table:table-cell office:value-type="string">
            <text:p>Relay SPST 1FormA</text:p>
          </table:table-cell>
          <table:table-cell/>
          <table:table-cell office:value-type="string">
            <text:p>User</text:p>
          </table:table-cell>
          <table:table-cell table:style-name="ce1" office:value-type="string">
            <text:p><text:a xlink:href="http://www.mouser.com/Search/ProductDetail.aspx?R=ALQ305virtualkey66710000virtualkey769-ALQ305">ALQ305</text:a></text:p>
          </table:table-cell>
          <table:table-cell table:number-columns-repeated="1019"/>
        </table:table-row>
        <table:table-row table:style-name="ro2">
          <table:table-cell office:value-type="string">
            <text:p>RELAY2</text:p>
          </table:table-cell>
          <table:table-cell office:value-type="string">
            <text:p>Relay SPST 1FormA</text:p>
          </table:table-cell>
          <table:table-cell/>
          <table:table-cell office:value-type="string">
            <text:p>User</text:p>
          </table:table-cell>
          <table:table-cell table:style-name="ce1" office:value-type="string">
            <text:p><text:a xlink:href="http://www.mouser.com/Search/ProductDetail.aspx?R=ALQ305virtualkey66710000virtualkey769-ALQ305">ALQ305</text:a></text:p>
          </table:table-cell>
          <table:table-cell table:number-columns-repeated="1019"/>
        </table:table-row>
        <table:table-row table:style-name="ro2">
          <table:table-cell office:value-type="string">
            <text:p>R64</text:p>
          </table:table-cell>
          <table:table-cell office:value-type="string">
            <text:p>Resistor-0.25watt</text:p>
          </table:table-cell>
          <table:table-cell office:value-type="string">
            <text:p>1k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T52A1001Fvirtualkey66000000virtualkey660-MF1%2F4DCT52A1001F">MF1/4DCT52A1001F</text:a></text:p>
          </table:table-cell>
          <table:table-cell table:number-columns-repeated="1019"/>
        </table:table-row>
        <table:table-row table:style-name="ro2">
          <table:table-cell office:value-type="string">
            <text:p>R63</text:p>
          </table:table-cell>
          <table:table-cell office:value-type="string">
            <text:p>Resistor-0.25watt</text:p>
          </table:table-cell>
          <table:table-cell office:value-type="string">
            <text:p>1k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T52A1001Fvirtualkey66000000virtualkey660-MF1%2F4DCT52A1001F">MF1/4DCT52A1001F</text:a></text:p>
          </table:table-cell>
          <table:table-cell table:number-columns-repeated="1019"/>
        </table:table-row>
        <table:table-row table:style-name="ro2">
          <table:table-cell office:value-type="string">
            <text:p>R52</text:p>
          </table:table-cell>
          <table:table-cell office:value-type="string">
            <text:p>Resistor-0.25watt</text:p>
          </table:table-cell>
          <table:table-cell office:value-type="string">
            <text:p>1k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T52A1001Fvirtualkey66000000virtualkey660-MF1%2F4DCT52A1001F">MF1/4DCT52A1001F</text:a></text:p>
          </table:table-cell>
          <table:table-cell table:number-columns-repeated="1019"/>
        </table:table-row>
        <table:table-row table:style-name="ro2">
          <table:table-cell office:value-type="string">
            <text:p>R50</text:p>
          </table:table-cell>
          <table:table-cell office:value-type="string">
            <text:p>Resistor-0.25watt</text:p>
          </table:table-cell>
          <table:table-cell office:value-type="string">
            <text:p>1k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T52A1001Fvirtualkey66000000virtualkey660-MF1%2F4DCT52A1001F">MF1/4DCT52A1001F</text:a></text:p>
          </table:table-cell>
          <table:table-cell table:number-columns-repeated="1019"/>
        </table:table-row>
        <table:table-row table:style-name="ro2">
          <table:table-cell office:value-type="string">
            <text:p>R39</text:p>
          </table:table-cell>
          <table:table-cell office:value-type="string">
            <text:p>Resistor-0.25watt</text:p>
          </table:table-cell>
          <table:table-cell office:value-type="string">
            <text:p>1k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T52A1001Fvirtualkey66000000virtualkey660-MF1%2F4DCT52A1001F">MF1/4DCT52A1001F</text:a></text:p>
          </table:table-cell>
          <table:table-cell table:number-columns-repeated="1019"/>
        </table:table-row>
        <table:table-row table:style-name="ro2">
          <table:table-cell office:value-type="string">
            <text:p>R22</text:p>
          </table:table-cell>
          <table:table-cell office:value-type="string">
            <text:p>Resistor-0.25watt</text:p>
          </table:table-cell>
          <table:table-cell office:value-type="string">
            <text:p>1k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T52A1001Fvirtualkey66000000virtualkey660-MF1%2F4DCT52A1001F">MF1/4DCT52A1001F</text:a></text:p>
          </table:table-cell>
          <table:table-cell table:number-columns-repeated="1019"/>
        </table:table-row>
        <table:table-row table:style-name="ro2">
          <table:table-cell office:value-type="string">
            <text:p>R54</text:p>
          </table:table-cell>
          <table:table-cell office:value-type="string">
            <text:p>Resistor-0.25watt</text:p>
          </table:table-cell>
          <table:table-cell office:value-type="string">
            <text:p>1k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T52A1001Fvirtualkey66000000virtualkey660-MF1%2F4DCT52A1001F">MF1/4DCT52A1001F</text:a></text:p>
          </table:table-cell>
          <table:table-cell table:number-columns-repeated="1019"/>
        </table:table-row>
        <table:table-row table:style-name="ro2">
          <table:table-cell office:value-type="string">
            <text:p>R55</text:p>
          </table:table-cell>
          <table:table-cell office:value-type="string">
            <text:p>Resistor-0.25watt</text:p>
          </table:table-cell>
          <table:table-cell office:value-type="string">
            <text:p>1k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T52A1001Fvirtualkey66000000virtualkey660-MF1%2F4DCT52A1001F">MF1/4DCT52A1001F</text:a></text:p>
          </table:table-cell>
          <table:table-cell table:number-columns-repeated="1019"/>
        </table:table-row>
        <table:table-row table:style-name="ro2">
          <table:table-cell office:value-type="string">
            <text:p>R56</text:p>
          </table:table-cell>
          <table:table-cell office:value-type="string">
            <text:p>Resistor-0.25watt</text:p>
          </table:table-cell>
          <table:table-cell office:value-type="string">
            <text:p>1k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T52A1001Fvirtualkey66000000virtualkey660-MF1%2F4DCT52A1001F">MF1/4DCT52A1001F</text:a></text:p>
          </table:table-cell>
          <table:table-cell table:number-columns-repeated="1019"/>
        </table:table-row>
        <table:table-row table:style-name="ro2">
          <table:table-cell office:value-type="string">
            <text:p>R31</text:p>
          </table:table-cell>
          <table:table-cell office:value-type="string">
            <text:p>Resistor-0.25watt</text:p>
          </table:table-cell>
          <table:table-cell office:value-type="string">
            <text:p>xxx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ProductDetail/KOA-Speer/MF1-4DC1501F/?qs=sGAEpiMZZMu61qfTUdNhG2%252byzAc6g0mP29BhHAmiV5s%3D">MF1/4DC1501F</text:a></text:p>
          </table:table-cell>
          <table:table-cell table:number-columns-repeated="1019"/>
        </table:table-row>
        <table:table-row table:style-name="ro2">
          <table:table-cell office:value-type="string">
            <text:p>R25</text:p>
          </table:table-cell>
          <table:table-cell office:value-type="string">
            <text:p>Resistor-0.25watt</text:p>
          </table:table-cell>
          <table:table-cell office:value-type="string">
            <text:p>2k</text:p>
          </table:table-cell>
          <table:table-cell office:value-type="string">
            <text:p>R0_4</text:p>
          </table:table-cell>
          <table:table-cell table:style-name="ce3" office:value-type="string">
            <text:p><text:a xlink:href="http://www.mouser.com/Search/ProductDetail.aspx?R=MF1%2F4DCT52A2001Fvirtualkey66000000virtualkey660-MF1%2F4DCT52A2001F">MF1/4DCT52A2001F</text:a></text:p>
          </table:table-cell>
          <table:table-cell table:number-columns-repeated="1019"/>
        </table:table-row>
        <table:table-row table:style-name="ro2">
          <table:table-cell office:value-type="string">
            <text:p>R26</text:p>
          </table:table-cell>
          <table:table-cell office:value-type="string">
            <text:p>Resistor-0.25watt</text:p>
          </table:table-cell>
          <table:table-cell office:value-type="string">
            <text:p>2k</text:p>
          </table:table-cell>
          <table:table-cell office:value-type="string">
            <text:p>R0_4</text:p>
          </table:table-cell>
          <table:table-cell table:style-name="ce3" office:value-type="string">
            <text:p><text:a xlink:href="http://www.mouser.com/Search/ProductDetail.aspx?R=MF1%2F4DCT52A2001Fvirtualkey66000000virtualkey660-MF1%2F4DCT52A2001F">MF1/4DCT52A2001F</text:a></text:p>
          </table:table-cell>
          <table:table-cell table:number-columns-repeated="1019"/>
        </table:table-row>
        <table:table-row table:style-name="ro2">
          <table:table-cell office:value-type="string">
            <text:p>R48</text:p>
          </table:table-cell>
          <table:table-cell office:value-type="string">
            <text:p>Resistor-0.25watt</text:p>
          </table:table-cell>
          <table:table-cell office:value-type="string">
            <text:p>2k</text:p>
          </table:table-cell>
          <table:table-cell office:value-type="string">
            <text:p>R0_4</text:p>
          </table:table-cell>
          <table:table-cell table:style-name="ce3" office:value-type="string">
            <text:p><text:a xlink:href="http://www.mouser.com/Search/ProductDetail.aspx?R=MF1%2F4DCT52A2001Fvirtualkey66000000virtualkey660-MF1%2F4DCT52A2001F">MF1/4DCT52A2001F</text:a></text:p>
          </table:table-cell>
          <table:table-cell table:number-columns-repeated="1019"/>
        </table:table-row>
        <table:table-row table:style-name="ro2">
          <table:table-cell office:value-type="string">
            <text:p>R49</text:p>
          </table:table-cell>
          <table:table-cell office:value-type="string">
            <text:p>Resistor-0.25watt</text:p>
          </table:table-cell>
          <table:table-cell office:value-type="string">
            <text:p>2k</text:p>
          </table:table-cell>
          <table:table-cell office:value-type="string">
            <text:p>R0_4</text:p>
          </table:table-cell>
          <table:table-cell table:style-name="ce3" office:value-type="string">
            <text:p><text:a xlink:href="http://www.mouser.com/Search/ProductDetail.aspx?R=MF1%2F4DCT52A2001Fvirtualkey66000000virtualkey660-MF1%2F4DCT52A2001F">MF1/4DCT52A2001F</text:a></text:p>
          </table:table-cell>
          <table:table-cell table:number-columns-repeated="1019"/>
        </table:table-row>
        <table:table-row table:style-name="ro2">
          <table:table-cell office:value-type="string">
            <text:p>R27</text:p>
          </table:table-cell>
          <table:table-cell office:value-type="string">
            <text:p>Resistor-0.25watt</text:p>
          </table:table-cell>
          <table:table-cell office:value-type="string">
            <text:p>2k</text:p>
          </table:table-cell>
          <table:table-cell office:value-type="string">
            <text:p>R0_4</text:p>
          </table:table-cell>
          <table:table-cell table:style-name="ce3" office:value-type="string">
            <text:p><text:a xlink:href="http://www.mouser.com/Search/ProductDetail.aspx?R=MF1%2F4DCT52A2001Fvirtualkey66000000virtualkey660-MF1%2F4DCT52A2001F">MF1/4DCT52A2001F</text:a></text:p>
          </table:table-cell>
          <table:table-cell table:number-columns-repeated="1019"/>
        </table:table-row>
        <table:table-row table:style-name="ro2">
          <table:table-cell office:value-type="string">
            <text:p>R29</text:p>
          </table:table-cell>
          <table:table-cell office:value-type="string">
            <text:p>Resistor-0.25watt</text:p>
          </table:table-cell>
          <table:table-cell office:value-type="string">
            <text:p>2k</text:p>
          </table:table-cell>
          <table:table-cell office:value-type="string">
            <text:p>R0_4</text:p>
          </table:table-cell>
          <table:table-cell table:style-name="ce3" office:value-type="string">
            <text:p><text:a xlink:href="http://www.mouser.com/Search/ProductDetail.aspx?R=MF1%2F4DCT52A2001Fvirtualkey66000000virtualkey660-MF1%2F4DCT52A2001F">MF1/4DCT52A2001F</text:a></text:p>
          </table:table-cell>
          <table:table-cell table:number-columns-repeated="1019"/>
        </table:table-row>
        <table:table-row table:style-name="ro2">
          <table:table-cell office:value-type="string">
            <text:p>R58</text:p>
          </table:table-cell>
          <table:table-cell office:value-type="string">
            <text:p>Resistor-0.25watt</text:p>
          </table:table-cell>
          <table:table-cell office:value-type="string">
            <text:p>2k</text:p>
          </table:table-cell>
          <table:table-cell office:value-type="string">
            <text:p>R0_4</text:p>
          </table:table-cell>
          <table:table-cell table:style-name="ce3" office:value-type="string">
            <text:p><text:a xlink:href="http://www.mouser.com/Search/ProductDetail.aspx?R=MF1%2F4DCT52A2001Fvirtualkey66000000virtualkey660-MF1%2F4DCT52A2001F">MF1/4DCT52A2001F</text:a></text:p>
          </table:table-cell>
          <table:table-cell table:number-columns-repeated="1019"/>
        </table:table-row>
        <table:table-row table:style-name="ro2">
          <table:table-cell office:value-type="string">
            <text:p>R59</text:p>
          </table:table-cell>
          <table:table-cell office:value-type="string">
            <text:p>Resistor-0.25watt</text:p>
          </table:table-cell>
          <table:table-cell office:value-type="string">
            <text:p>2k</text:p>
          </table:table-cell>
          <table:table-cell office:value-type="string">
            <text:p>R0_4</text:p>
          </table:table-cell>
          <table:table-cell table:style-name="ce3" office:value-type="string">
            <text:p><text:a xlink:href="http://www.mouser.com/Search/ProductDetail.aspx?R=MF1%2F4DCT52A2001Fvirtualkey66000000virtualkey660-MF1%2F4DCT52A2001F">MF1/4DCT52A2001F</text:a></text:p>
          </table:table-cell>
          <table:table-cell table:number-columns-repeated="1019"/>
        </table:table-row>
        <table:table-row table:style-name="ro2">
          <table:table-cell office:value-type="string">
            <text:p>R61</text:p>
          </table:table-cell>
          <table:table-cell office:value-type="string">
            <text:p>Resistor-0.25watt</text:p>
          </table:table-cell>
          <table:table-cell office:value-type="string">
            <text:p>4.7k</text:p>
          </table:table-cell>
          <table:table-cell office:value-type="string">
            <text:p>RVertical</text:p>
          </table:table-cell>
          <table:table-cell table:style-name="ce3" office:value-type="string">
            <text:p><text:a xlink:href="http://www.mouser.com/Search/ProductDetail.aspx?R=MF1%2F4DCT52A2001Fvirtualkey66000000virtualkey660-MF1%2F4DCT52A2001F">MF1/4DCT52A2001F</text:a></text:p>
          </table:table-cell>
          <table:table-cell table:number-columns-repeated="1019"/>
        </table:table-row>
        <table:table-row table:style-name="ro2">
          <table:table-cell office:value-type="string">
            <text:p>R51</text:p>
          </table:table-cell>
          <table:table-cell office:value-type="string">
            <text:p>Resistor-0.25watt</text:p>
          </table:table-cell>
          <table:table-cell office:value-type="string">
            <text:p>100k</text:p>
          </table:table-cell>
          <table:table-cell office:value-type="string">
            <text:p>R0_4</text:p>
          </table:table-cell>
          <table:table-cell table:style-name="ce3" office:value-type="string">
            <text:p><text:a xlink:href="http://www.mouser.com/Search/ProductDetail.aspx?R=MF1%2F4DCT52A2001Fvirtualkey66000000virtualkey660-MF1%2F4DCT52A2001F">MF1/4DCT52A2001F</text:a></text:p>
          </table:table-cell>
          <table:table-cell table:number-columns-repeated="1019"/>
        </table:table-row>
        <table:table-row table:style-name="ro2">
          <table:table-cell office:value-type="string">
            <text:p>R33</text:p>
          </table:table-cell>
          <table:table-cell office:value-type="string">
            <text:p>Resistor-0.25watt</text:p>
          </table:table-cell>
          <table:table-cell office:value-type="string">
            <text:p>xxx</text:p>
          </table:table-cell>
          <table:table-cell office:value-type="string">
            <text:p>R0_4</text:p>
          </table:table-cell>
          <table:table-cell table:style-name="ce3" office:value-type="string">
            <text:p><text:a xlink:href="http://www.mouser.com/Search/ProductDetail.aspx?R=MF1%2F4DCT52A2001Fvirtualkey66000000virtualkey660-MF1%2F4DCT52A2001F">MF1/4DCT52A2001F</text:a></text:p>
          </table:table-cell>
          <table:table-cell table:number-columns-repeated="1019"/>
        </table:table-row>
        <table:table-row table:style-name="ro2">
          <table:table-cell office:value-type="string">
            <text:p>R46</text:p>
          </table:table-cell>
          <table:table-cell office:value-type="string">
            <text:p>Resistor-0.25watt</text:p>
          </table:table-cell>
          <table:table-cell office:value-type="string">
            <text:p>2.8k 0.1%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CMF1%2F42801FLFTRvirtualkey66200000virtualkey66-CMF1%2F42801FLFTR">CMF1/42801FLFTR</text:a></text:p>
          </table:table-cell>
          <table:table-cell table:number-columns-repeated="1019"/>
        </table:table-row>
        <table:table-row table:style-name="ro2">
          <table:table-cell office:value-type="string">
            <text:p>R19</text:p>
          </table:table-cell>
          <table:table-cell office:value-type="string">
            <text:p>Resistor-0.25watt</text:p>
          </table:table-cell>
          <table:table-cell office:value-type="string">
            <text:p>2.7Ohm</text:p>
          </table:table-cell>
          <table:table-cell office:value-type="string">
            <text:p>r0-500</text:p>
          </table:table-cell>
          <table:table-cell table:style-name="ce1" office:value-type="string">
            <text:p><text:a xlink:href="http://www.mouser.com/Search/ProductDetail.aspx?R=OF27GJEvirtualkey58810000virtualkey588-OF27GJE">OF27GJE</text:a></text:p>
          </table:table-cell>
          <table:table-cell table:number-columns-repeated="1019"/>
        </table:table-row>
        <table:table-row table:style-name="ro2">
          <table:table-cell office:value-type="string">
            <text:p>R84</text:p>
          </table:table-cell>
          <table:table-cell office:value-type="string">
            <text:p>Resistor-0.25watt</text:p>
          </table:table-cell>
          <table:table-cell office:value-type="string">
            <text:p>2.7Ohm</text:p>
          </table:table-cell>
          <table:table-cell office:value-type="string">
            <text:p>r0-500</text:p>
          </table:table-cell>
          <table:table-cell table:style-name="ce1" office:value-type="string">
            <text:p><text:a xlink:href="http://www.mouser.com/Search/ProductDetail.aspx?R=OF27GJEvirtualkey58810000virtualkey588-OF27GJE">OF27GJE</text:a></text:p>
          </table:table-cell>
          <table:table-cell table:number-columns-repeated="1019"/>
        </table:table-row>
        <table:table-row table:style-name="ro2">
          <table:table-cell office:value-type="string">
            <text:p>R20</text:p>
          </table:table-cell>
          <table:table-cell office:value-type="string">
            <text:p>Resistor-0.25watt</text:p>
          </table:table-cell>
          <table:table-cell office:value-type="string">
            <text:p>2.7Ohm</text:p>
          </table:table-cell>
          <table:table-cell office:value-type="string">
            <text:p>r0-500</text:p>
          </table:table-cell>
          <table:table-cell table:style-name="ce1" office:value-type="string">
            <text:p><text:a xlink:href="http://www.mouser.com/Search/ProductDetail.aspx?R=OF27GJEvirtualkey58810000virtualkey588-OF27GJE">OF27GJE</text:a></text:p>
          </table:table-cell>
          <table:table-cell table:number-columns-repeated="1019"/>
        </table:table-row>
        <table:table-row table:style-name="ro2">
          <table:table-cell office:value-type="string">
            <text:p>R85</text:p>
          </table:table-cell>
          <table:table-cell office:value-type="string">
            <text:p>Resistor-0.25watt</text:p>
          </table:table-cell>
          <table:table-cell office:value-type="string">
            <text:p>2.7Ohm</text:p>
          </table:table-cell>
          <table:table-cell office:value-type="string">
            <text:p>r0-500</text:p>
          </table:table-cell>
          <table:table-cell table:style-name="ce1" office:value-type="string">
            <text:p><text:a xlink:href="http://www.mouser.com/Search/ProductDetail.aspx?R=OF27GJEvirtualkey58810000virtualkey588-OF27GJE">OF27GJE</text:a></text:p>
          </table:table-cell>
          <table:table-cell table:number-columns-repeated="1019"/>
        </table:table-row>
        <table:table-row table:style-name="ro2">
          <table:table-cell office:value-type="string">
            <text:p>R21</text:p>
          </table:table-cell>
          <table:table-cell office:value-type="string">
            <text:p>Resistor-0.25watt</text:p>
          </table:table-cell>
          <table:table-cell office:value-type="string">
            <text:p>2.7Ohm</text:p>
          </table:table-cell>
          <table:table-cell office:value-type="string">
            <text:p>r0-500</text:p>
          </table:table-cell>
          <table:table-cell table:style-name="ce1" office:value-type="string">
            <text:p><text:a xlink:href="http://www.mouser.com/Search/ProductDetail.aspx?R=OF27GJEvirtualkey58810000virtualkey588-OF27GJE">OF27GJE</text:a></text:p>
          </table:table-cell>
          <table:table-cell table:number-columns-repeated="1019"/>
        </table:table-row>
        <table:table-row table:style-name="ro2">
          <table:table-cell office:value-type="string">
            <text:p>R86</text:p>
          </table:table-cell>
          <table:table-cell office:value-type="string">
            <text:p>Resistor-0.25watt</text:p>
          </table:table-cell>
          <table:table-cell office:value-type="string">
            <text:p>2.7Ohm</text:p>
          </table:table-cell>
          <table:table-cell office:value-type="string">
            <text:p>r0-500</text:p>
          </table:table-cell>
          <table:table-cell table:style-name="ce1" office:value-type="string">
            <text:p><text:a xlink:href="http://www.mouser.com/Search/ProductDetail.aspx?R=OF27GJEvirtualkey58810000virtualkey588-OF27GJE">OF27GJE</text:a></text:p>
          </table:table-cell>
          <table:table-cell table:number-columns-repeated="1019"/>
        </table:table-row>
        <table:table-row table:style-name="ro2">
          <table:table-cell office:value-type="string">
            <text:p>R24</text:p>
          </table:table-cell>
          <table:table-cell office:value-type="string">
            <text:p>Resistor-0.25watt</text:p>
          </table:table-cell>
          <table:table-cell office:value-type="string">
            <text:p>3k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ProductDetail/KOA-Speer/MF1-4DC3001F/?qs=sGAEpiMZZMu61qfTUdNhG2zZWzmXeE87T%252bePpQamioo%3D">MF1/4DC3001F</text:a></text:p>
          </table:table-cell>
          <table:table-cell table:number-columns-repeated="1019"/>
        </table:table-row>
        <table:table-row table:style-name="ro1">
          <table:table-cell office:value-type="string">
            <text:p>R62</text:p>
          </table:table-cell>
          <table:table-cell office:value-type="string">
            <text:p>Resistor-0.25watt</text:p>
          </table:table-cell>
          <table:table-cell office:value-type="string">
            <text:p>3k</text:p>
          </table:table-cell>
          <table:table-cell office:value-type="string">
            <text:p>R0_4</text:p>
          </table:table-cell>
          <table:table-cell table:style-name="ce1" office:value-type="string">
            <text:p>MF1/4DC3001F</text:p>
          </table:table-cell>
          <table:table-cell table:number-columns-repeated="1019"/>
        </table:table-row>
        <table:table-row table:style-name="ro1">
          <table:table-cell office:value-type="string">
            <text:p>R65</text:p>
          </table:table-cell>
          <table:table-cell office:value-type="string">
            <text:p>Resistor-0.25watt</text:p>
          </table:table-cell>
          <table:table-cell office:value-type="string">
            <text:p>3k</text:p>
          </table:table-cell>
          <table:table-cell office:value-type="string">
            <text:p>R0_4</text:p>
          </table:table-cell>
          <table:table-cell table:style-name="ce1" office:value-type="string">
            <text:p>MF1/4DC3001F</text:p>
          </table:table-cell>
          <table:table-cell table:number-columns-repeated="1019"/>
        </table:table-row>
        <table:table-row table:style-name="ro1">
          <table:table-cell office:value-type="string">
            <text:p>R32</text:p>
          </table:table-cell>
          <table:table-cell office:value-type="string">
            <text:p>Resistor-0.25watt</text:p>
          </table:table-cell>
          <table:table-cell office:value-type="string">
            <text:p>xxx</text:p>
          </table:table-cell>
          <table:table-cell office:value-type="string">
            <text:p>R0_4</text:p>
          </table:table-cell>
          <table:table-cell table:style-name="ce1" office:value-type="string">
            <text:p>MF1/4DC3001F</text:p>
          </table:table-cell>
          <table:table-cell table:number-columns-repeated="1019"/>
        </table:table-row>
        <table:table-row table:style-name="ro2">
          <table:table-cell office:value-type="string">
            <text:p>R75</text:p>
          </table:table-cell>
          <table:table-cell office:value-type="string">
            <text:p>Resistor-0.25watt</text:p>
          </table:table-cell>
          <table:table-cell office:value-type="string">
            <text:p>3k</text:p>
          </table:table-cell>
          <table:table-cell office:value-type="float" office:value="1210">
            <text:p>1210</text:p>
          </table:table-cell>
          <table:table-cell table:style-name="ce1" office:value-type="string">
            <text:p><text:a xlink:href="http://www.mouser.com/Search/ProductDetail.aspx?R=CRCW12103K00JNEAvirtualkey61300000virtualkey71-CRCW1210J-3K-E3">CRCW12103K00JNEA</text:a></text:p>
          </table:table-cell>
          <table:table-cell table:number-columns-repeated="1019"/>
        </table:table-row>
        <table:table-row table:style-name="ro2">
          <table:table-cell office:value-type="string">
            <text:p>R10</text:p>
          </table:table-cell>
          <table:table-cell office:value-type="string">
            <text:p>Resistor-0.25watt</text:p>
          </table:table-cell>
          <table:table-cell office:value-type="string">
            <text:p>3k</text:p>
          </table:table-cell>
          <table:table-cell office:value-type="float" office:value="1210">
            <text:p>1210</text:p>
          </table:table-cell>
          <table:table-cell table:style-name="ce1" office:value-type="string">
            <text:p><text:a xlink:href="http://www.mouser.com/Search/ProductDetail.aspx?R=CRCW12103K00JNEAvirtualkey61300000virtualkey71-CRCW1210J-3K-E3">CRCW12103K00JNEA</text:a></text:p>
          </table:table-cell>
          <table:table-cell table:number-columns-repeated="1019"/>
        </table:table-row>
        <table:table-row table:style-name="ro2">
          <table:table-cell office:value-type="string">
            <text:p>R76</text:p>
          </table:table-cell>
          <table:table-cell office:value-type="string">
            <text:p>Resistor-0.25watt</text:p>
          </table:table-cell>
          <table:table-cell office:value-type="string">
            <text:p>3k</text:p>
          </table:table-cell>
          <table:table-cell office:value-type="float" office:value="1210">
            <text:p>1210</text:p>
          </table:table-cell>
          <table:table-cell table:style-name="ce1" office:value-type="string">
            <text:p><text:a xlink:href="http://www.mouser.com/Search/ProductDetail.aspx?R=CRCW12103K00JNEAvirtualkey61300000virtualkey71-CRCW1210J-3K-E3">CRCW12103K00JNEA</text:a></text:p>
          </table:table-cell>
          <table:table-cell table:number-columns-repeated="1019"/>
        </table:table-row>
        <table:table-row table:style-name="ro2">
          <table:table-cell office:value-type="string">
            <text:p>R11</text:p>
          </table:table-cell>
          <table:table-cell office:value-type="string">
            <text:p>Resistor-0.25watt</text:p>
          </table:table-cell>
          <table:table-cell office:value-type="string">
            <text:p>3k</text:p>
          </table:table-cell>
          <table:table-cell office:value-type="float" office:value="1210">
            <text:p>1210</text:p>
          </table:table-cell>
          <table:table-cell table:style-name="ce1" office:value-type="string">
            <text:p><text:a xlink:href="http://www.mouser.com/Search/ProductDetail.aspx?R=CRCW12103K00JNEAvirtualkey61300000virtualkey71-CRCW1210J-3K-E3">CRCW12103K00JNEA</text:a></text:p>
          </table:table-cell>
          <table:table-cell table:number-columns-repeated="1019"/>
        </table:table-row>
        <table:table-row table:style-name="ro2">
          <table:table-cell office:value-type="string">
            <text:p>R77</text:p>
          </table:table-cell>
          <table:table-cell office:value-type="string">
            <text:p>Resistor-0.25watt</text:p>
          </table:table-cell>
          <table:table-cell office:value-type="string">
            <text:p>3k</text:p>
          </table:table-cell>
          <table:table-cell office:value-type="float" office:value="1210">
            <text:p>1210</text:p>
          </table:table-cell>
          <table:table-cell table:style-name="ce1" office:value-type="string">
            <text:p><text:a xlink:href="http://www.mouser.com/Search/ProductDetail.aspx?R=CRCW12103K00JNEAvirtualkey61300000virtualkey71-CRCW1210J-3K-E3">CRCW12103K00JNEA</text:a></text:p>
          </table:table-cell>
          <table:table-cell table:number-columns-repeated="1019"/>
        </table:table-row>
        <table:table-row table:style-name="ro2">
          <table:table-cell office:value-type="string">
            <text:p>R12</text:p>
          </table:table-cell>
          <table:table-cell office:value-type="string">
            <text:p>Resistor-0.25watt</text:p>
          </table:table-cell>
          <table:table-cell office:value-type="string">
            <text:p>3k</text:p>
          </table:table-cell>
          <table:table-cell office:value-type="float" office:value="1210">
            <text:p>1210</text:p>
          </table:table-cell>
          <table:table-cell table:style-name="ce1" office:value-type="string">
            <text:p><text:a xlink:href="http://www.mouser.com/Search/ProductDetail.aspx?R=CRCW12103K00JNEAvirtualkey61300000virtualkey71-CRCW1210J-3K-E3">CRCW12103K00JNEA</text:a></text:p>
          </table:table-cell>
          <table:table-cell table:number-columns-repeated="1019"/>
        </table:table-row>
        <table:table-row table:style-name="ro2">
          <table:table-cell office:value-type="string">
            <text:p>R2</text:p>
          </table:table-cell>
          <table:table-cell office:value-type="string">
            <text:p>Resistor-0.25watt</text:p>
          </table:table-cell>
          <table:table-cell office:value-type="string">
            <text:p>3.3Ohm 1w</text:p>
          </table:table-cell>
          <table:table-cell office:value-type="string">
            <text:p>R0800</text:p>
          </table:table-cell>
          <table:table-cell table:style-name="ce1" office:value-type="string">
            <text:p><text:a xlink:href="http://www.mouser.com/Search/ProductDetail.aspx?R=OX33GKEvirtualkey58810000virtualkey588-OX-3.3-E">OX33GKE</text:a></text:p>
          </table:table-cell>
          <table:table-cell table:number-columns-repeated="1019"/>
        </table:table-row>
        <table:table-row table:style-name="ro2">
          <table:table-cell office:value-type="string">
            <text:p>R66</text:p>
          </table:table-cell>
          <table:table-cell office:value-type="string">
            <text:p>Resistor-0.25watt</text:p>
          </table:table-cell>
          <table:table-cell office:value-type="string">
            <text:p>3.3Ohm 1w</text:p>
          </table:table-cell>
          <table:table-cell office:value-type="string">
            <text:p>R0800</text:p>
          </table:table-cell>
          <table:table-cell table:style-name="ce1" office:value-type="string">
            <text:p><text:a xlink:href="http://www.mouser.com/Search/ProductDetail.aspx?R=OX33GKEvirtualkey58810000virtualkey588-OX-3.3-E">OX33GKE</text:a></text:p>
          </table:table-cell>
          <table:table-cell table:number-columns-repeated="1019"/>
        </table:table-row>
        <table:table-row table:style-name="ro2">
          <table:table-cell office:value-type="string">
            <text:p>R67</text:p>
          </table:table-cell>
          <table:table-cell office:value-type="string">
            <text:p>Resistor-0.25watt</text:p>
          </table:table-cell>
          <table:table-cell office:value-type="string">
            <text:p>3.3Ohm 1w</text:p>
          </table:table-cell>
          <table:table-cell office:value-type="string">
            <text:p>R0800</text:p>
          </table:table-cell>
          <table:table-cell table:style-name="ce1" office:value-type="string">
            <text:p><text:a xlink:href="http://www.mouser.com/Search/ProductDetail.aspx?R=OX33GKEvirtualkey58810000virtualkey588-OX-3.3-E">OX33GKE</text:a></text:p>
          </table:table-cell>
          <table:table-cell table:number-columns-repeated="1019"/>
        </table:table-row>
        <table:table-row table:style-name="ro2">
          <table:table-cell office:value-type="string">
            <text:p>R3</text:p>
          </table:table-cell>
          <table:table-cell office:value-type="string">
            <text:p>Resistor-0.25watt</text:p>
          </table:table-cell>
          <table:table-cell office:value-type="string">
            <text:p>3.3Ohm 1w</text:p>
          </table:table-cell>
          <table:table-cell office:value-type="string">
            <text:p>R0800</text:p>
          </table:table-cell>
          <table:table-cell table:style-name="ce1" office:value-type="string">
            <text:p><text:a xlink:href="http://www.mouser.com/Search/ProductDetail.aspx?R=OX33GKEvirtualkey58810000virtualkey588-OX-3.3-E">OX33GKE</text:a></text:p>
          </table:table-cell>
          <table:table-cell table:number-columns-repeated="1019"/>
        </table:table-row>
        <table:table-row table:style-name="ro2">
          <table:table-cell office:value-type="string">
            <text:p>R4</text:p>
          </table:table-cell>
          <table:table-cell office:value-type="string">
            <text:p>Resistor-0.25watt</text:p>
          </table:table-cell>
          <table:table-cell office:value-type="string">
            <text:p>3.3Ohm 1w</text:p>
          </table:table-cell>
          <table:table-cell office:value-type="string">
            <text:p>R0800</text:p>
          </table:table-cell>
          <table:table-cell table:style-name="ce1" office:value-type="string">
            <text:p><text:a xlink:href="http://www.mouser.com/Search/ProductDetail.aspx?R=OX33GKEvirtualkey58810000virtualkey588-OX-3.3-E">OX33GKE</text:a></text:p>
          </table:table-cell>
          <table:table-cell table:number-columns-repeated="1019"/>
        </table:table-row>
        <table:table-row table:style-name="ro2">
          <table:table-cell office:value-type="string">
            <text:p>R68</text:p>
          </table:table-cell>
          <table:table-cell office:value-type="string">
            <text:p>Resistor-0.25watt</text:p>
          </table:table-cell>
          <table:table-cell office:value-type="string">
            <text:p>3.3Ohm 1w</text:p>
          </table:table-cell>
          <table:table-cell office:value-type="string">
            <text:p>R0800</text:p>
          </table:table-cell>
          <table:table-cell table:style-name="ce1" office:value-type="string">
            <text:p><text:a xlink:href="http://www.mouser.com/Search/ProductDetail.aspx?R=OX33GKEvirtualkey58810000virtualkey588-OX-3.3-E">OX33GKE</text:a></text:p>
          </table:table-cell>
          <table:table-cell table:number-columns-repeated="1019"/>
        </table:table-row>
        <table:table-row table:style-name="ro2">
          <table:table-cell office:value-type="string">
            <text:p>R69</text:p>
          </table:table-cell>
          <table:table-cell office:value-type="string">
            <text:p>Resistor-0.25watt</text:p>
          </table:table-cell>
          <table:table-cell office:value-type="string">
            <text:p>3.3Ohm 1w</text:p>
          </table:table-cell>
          <table:table-cell office:value-type="string">
            <text:p>R0800</text:p>
          </table:table-cell>
          <table:table-cell table:style-name="ce1" office:value-type="string">
            <text:p><text:a xlink:href="http://www.mouser.com/Search/ProductDetail.aspx?R=OX33GKEvirtualkey58810000virtualkey588-OX-3.3-E">OX33GKE</text:a></text:p>
          </table:table-cell>
          <table:table-cell table:number-columns-repeated="1019"/>
        </table:table-row>
        <table:table-row table:style-name="ro2">
          <table:table-cell office:value-type="string">
            <text:p>R5</text:p>
          </table:table-cell>
          <table:table-cell office:value-type="string">
            <text:p>Resistor-0.25watt</text:p>
          </table:table-cell>
          <table:table-cell office:value-type="string">
            <text:p>3.3Ohm 1w</text:p>
          </table:table-cell>
          <table:table-cell office:value-type="string">
            <text:p>R0800</text:p>
          </table:table-cell>
          <table:table-cell table:style-name="ce1" office:value-type="string">
            <text:p><text:a xlink:href="http://www.mouser.com/Search/ProductDetail.aspx?R=OX33GKEvirtualkey58810000virtualkey588-OX-3.3-E">OX33GKE</text:a></text:p>
          </table:table-cell>
          <table:table-cell table:number-columns-repeated="1019"/>
        </table:table-row>
        <table:table-row table:style-name="ro2">
          <table:table-cell office:value-type="string">
            <text:p>R6</text:p>
          </table:table-cell>
          <table:table-cell office:value-type="string">
            <text:p>Resistor-0.25watt</text:p>
          </table:table-cell>
          <table:table-cell office:value-type="string">
            <text:p>3.3Ohm 1w</text:p>
          </table:table-cell>
          <table:table-cell office:value-type="string">
            <text:p>R0800</text:p>
          </table:table-cell>
          <table:table-cell table:style-name="ce1" office:value-type="string">
            <text:p><text:a xlink:href="http://www.mouser.com/Search/ProductDetail.aspx?R=OX33GKEvirtualkey58810000virtualkey588-OX-3.3-E">OX33GKE</text:a></text:p>
          </table:table-cell>
          <table:table-cell table:number-columns-repeated="1019"/>
        </table:table-row>
        <table:table-row table:style-name="ro2">
          <table:table-cell office:value-type="string">
            <text:p>R70</text:p>
          </table:table-cell>
          <table:table-cell office:value-type="string">
            <text:p>Resistor-0.25watt</text:p>
          </table:table-cell>
          <table:table-cell office:value-type="string">
            <text:p>3.3Ohm 1w</text:p>
          </table:table-cell>
          <table:table-cell office:value-type="string">
            <text:p>R0800</text:p>
          </table:table-cell>
          <table:table-cell table:style-name="ce1" office:value-type="string">
            <text:p><text:a xlink:href="http://www.mouser.com/Search/ProductDetail.aspx?R=OX33GKEvirtualkey58810000virtualkey588-OX-3.3-E">OX33GKE</text:a></text:p>
          </table:table-cell>
          <table:table-cell table:number-columns-repeated="1019"/>
        </table:table-row>
        <table:table-row table:style-name="ro2">
          <table:table-cell office:value-type="string">
            <text:p>R71</text:p>
          </table:table-cell>
          <table:table-cell office:value-type="string">
            <text:p>Resistor-0.25watt</text:p>
          </table:table-cell>
          <table:table-cell office:value-type="string">
            <text:p>3.3Ohm 1w</text:p>
          </table:table-cell>
          <table:table-cell office:value-type="string">
            <text:p>R0800</text:p>
          </table:table-cell>
          <table:table-cell table:style-name="ce1" office:value-type="string">
            <text:p><text:a xlink:href="http://www.mouser.com/Search/ProductDetail.aspx?R=OX33GKEvirtualkey58810000virtualkey588-OX-3.3-E">OX33GKE</text:a></text:p>
          </table:table-cell>
          <table:table-cell table:number-columns-repeated="1019"/>
        </table:table-row>
        <table:table-row table:style-name="ro2">
          <table:table-cell office:value-type="string">
            <text:p>R7</text:p>
          </table:table-cell>
          <table:table-cell office:value-type="string">
            <text:p>Resistor-0.25watt</text:p>
          </table:table-cell>
          <table:table-cell office:value-type="string">
            <text:p>3.3Ohm 1w</text:p>
          </table:table-cell>
          <table:table-cell office:value-type="string">
            <text:p>R0800</text:p>
          </table:table-cell>
          <table:table-cell table:style-name="ce1" office:value-type="string">
            <text:p><text:a xlink:href="http://www.mouser.com/Search/ProductDetail.aspx?R=OX33GKEvirtualkey58810000virtualkey588-OX-3.3-E">OX33GKE</text:a></text:p>
          </table:table-cell>
          <table:table-cell table:number-columns-repeated="1019"/>
        </table:table-row>
        <table:table-row table:style-name="ro2">
          <table:table-cell office:value-type="string">
            <text:p>R43</text:p>
          </table:table-cell>
          <table:table-cell office:value-type="string">
            <text:p>Resistor-0.25watt</text:p>
          </table:table-cell>
          <table:table-cell office:value-type="string">
            <text:p>3.92k 0.1%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3921Fvirtualkey66000000virtualkey660-MF1%2F4DC3921F">MF1/4DC3921F</text:a></text:p>
          </table:table-cell>
          <table:table-cell table:number-columns-repeated="1019"/>
        </table:table-row>
        <table:table-row table:style-name="ro2">
          <table:table-cell office:value-type="string">
            <text:p>R40</text:p>
          </table:table-cell>
          <table:table-cell office:value-type="string">
            <text:p>Resistor-0.25watt</text:p>
          </table:table-cell>
          <table:table-cell office:value-type="string">
            <text:p>4.7k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T52R4701Fvirtualkey66000000virtualkey660-MF1%2F4DCT52R4701F">MF1/4DCT52R4701F</text:a></text:p>
          </table:table-cell>
          <table:table-cell table:number-columns-repeated="1019"/>
        </table:table-row>
        <table:table-row table:style-name="ro2">
          <table:table-cell office:value-type="string">
            <text:p>R44</text:p>
          </table:table-cell>
          <table:table-cell office:value-type="string">
            <text:p>Resistor-0.25watt</text:p>
          </table:table-cell>
          <table:table-cell office:value-type="string">
            <text:p>4.7k 0.1%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T52R4701Fvirtualkey66000000virtualkey660-MF1%2F4DCT52R4701F">MF1/4DCT52R4701F</text:a></text:p>
          </table:table-cell>
          <table:table-cell table:number-columns-repeated="1019"/>
        </table:table-row>
        <table:table-row table:style-name="ro2">
          <table:table-cell office:value-type="string">
            <text:p>R13</text:p>
          </table:table-cell>
          <table:table-cell office:value-type="string">
            <text:p>Resistor-0.25watt</text:p>
          </table:table-cell>
          <table:table-cell office:value-type="string">
            <text:p>15Ohm 0.5w</text:p>
          </table:table-cell>
          <table:table-cell office:value-type="float" office:value="45">
            <text:p>45</text:p>
          </table:table-cell>
          <table:table-cell table:style-name="ce1" office:value-type="string">
            <text:p><text:a xlink:href="http://www.mouser.com/Search/ProductDetail.aspx?R=273-15-RCvirtualkey21980000virtualkey273-15-RC">273-15-RC</text:a></text:p>
          </table:table-cell>
          <table:table-cell table:number-columns-repeated="1019"/>
        </table:table-row>
        <table:table-row table:style-name="ro2">
          <table:table-cell office:value-type="string">
            <text:p>R78</text:p>
          </table:table-cell>
          <table:table-cell office:value-type="string">
            <text:p>Resistor-0.25watt</text:p>
          </table:table-cell>
          <table:table-cell office:value-type="string">
            <text:p>15Ohm 0.5w</text:p>
          </table:table-cell>
          <table:table-cell office:value-type="float" office:value="45">
            <text:p>45</text:p>
          </table:table-cell>
          <table:table-cell table:style-name="ce1" office:value-type="string">
            <text:p><text:a xlink:href="http://www.mouser.com/Search/ProductDetail.aspx?R=273-15-RCvirtualkey21980000virtualkey273-15-RC">273-15-RC</text:a></text:p>
          </table:table-cell>
          <table:table-cell table:number-columns-repeated="1019"/>
        </table:table-row>
        <table:table-row table:style-name="ro2">
          <table:table-cell office:value-type="string">
            <text:p>R14</text:p>
          </table:table-cell>
          <table:table-cell office:value-type="string">
            <text:p>Resistor-0.25watt</text:p>
          </table:table-cell>
          <table:table-cell office:value-type="string">
            <text:p>15Ohm 0.5w</text:p>
          </table:table-cell>
          <table:table-cell office:value-type="float" office:value="45">
            <text:p>45</text:p>
          </table:table-cell>
          <table:table-cell table:style-name="ce1" office:value-type="string">
            <text:p><text:a xlink:href="http://www.mouser.com/Search/ProductDetail.aspx?R=273-15-RCvirtualkey21980000virtualkey273-15-RC">273-15-RC</text:a></text:p>
          </table:table-cell>
          <table:table-cell table:number-columns-repeated="1019"/>
        </table:table-row>
        <table:table-row table:style-name="ro2">
          <table:table-cell office:value-type="string">
            <text:p>R79</text:p>
          </table:table-cell>
          <table:table-cell office:value-type="string">
            <text:p>Resistor-0.25watt</text:p>
          </table:table-cell>
          <table:table-cell office:value-type="string">
            <text:p>15Ohm 0.5w</text:p>
          </table:table-cell>
          <table:table-cell office:value-type="float" office:value="45">
            <text:p>45</text:p>
          </table:table-cell>
          <table:table-cell table:style-name="ce1" office:value-type="string">
            <text:p><text:a xlink:href="http://www.mouser.com/Search/ProductDetail.aspx?R=273-15-RCvirtualkey21980000virtualkey273-15-RC">273-15-RC</text:a></text:p>
          </table:table-cell>
          <table:table-cell table:number-columns-repeated="1019"/>
        </table:table-row>
        <table:table-row table:style-name="ro2">
          <table:table-cell office:value-type="string">
            <text:p>R15</text:p>
          </table:table-cell>
          <table:table-cell office:value-type="string">
            <text:p>Resistor-0.25watt</text:p>
          </table:table-cell>
          <table:table-cell office:value-type="string">
            <text:p>15Ohm 0.5w</text:p>
          </table:table-cell>
          <table:table-cell office:value-type="float" office:value="45">
            <text:p>45</text:p>
          </table:table-cell>
          <table:table-cell table:style-name="ce1" office:value-type="string">
            <text:p><text:a xlink:href="http://www.mouser.com/Search/ProductDetail.aspx?R=273-15-RCvirtualkey21980000virtualkey273-15-RC">273-15-RC</text:a></text:p>
          </table:table-cell>
          <table:table-cell table:number-columns-repeated="1019"/>
        </table:table-row>
        <table:table-row table:style-name="ro2">
          <table:table-cell office:value-type="string">
            <text:p>R80</text:p>
          </table:table-cell>
          <table:table-cell office:value-type="string">
            <text:p>Resistor-0.25watt</text:p>
          </table:table-cell>
          <table:table-cell office:value-type="string">
            <text:p>15Ohm 0.5w</text:p>
          </table:table-cell>
          <table:table-cell office:value-type="float" office:value="45">
            <text:p>45</text:p>
          </table:table-cell>
          <table:table-cell table:style-name="ce1" office:value-type="string">
            <text:p><text:a xlink:href="http://www.mouser.com/Search/ProductDetail.aspx?R=273-15-RCvirtualkey21980000virtualkey273-15-RC">273-15-RC</text:a></text:p>
          </table:table-cell>
          <table:table-cell table:number-columns-repeated="1019"/>
        </table:table-row>
        <table:table-row table:style-name="ro2">
          <table:table-cell office:value-type="string">
            <text:p>R45</text:p>
          </table:table-cell>
          <table:table-cell office:value-type="string">
            <text:p>Resistor-0.25watt</text:p>
          </table:table-cell>
          <table:table-cell office:value-type="string">
            <text:p>10k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1002Fvirtualkey66000000virtualkey660-MF1%2F4DC1002F">MF1/4DC1002F</text:a></text:p>
          </table:table-cell>
          <table:table-cell table:number-columns-repeated="1019"/>
        </table:table-row>
        <table:table-row table:style-name="ro2">
          <table:table-cell office:value-type="string">
            <text:p>R23</text:p>
          </table:table-cell>
          <table:table-cell office:value-type="string">
            <text:p>Resistor-0.25watt</text:p>
          </table:table-cell>
          <table:table-cell office:value-type="string">
            <text:p>10k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1002Fvirtualkey66000000virtualkey660-MF1%2F4DC1002F">MF1/4DC1002F</text:a></text:p>
          </table:table-cell>
          <table:table-cell table:number-columns-repeated="1019"/>
        </table:table-row>
        <table:table-row table:style-name="ro2">
          <table:table-cell office:value-type="string">
            <text:p>R28</text:p>
          </table:table-cell>
          <table:table-cell office:value-type="string">
            <text:p>Resistor-0.25watt</text:p>
          </table:table-cell>
          <table:table-cell office:value-type="string">
            <text:p>10k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1002Fvirtualkey66000000virtualkey660-MF1%2F4DC1002F">MF1/4DC1002F</text:a></text:p>
          </table:table-cell>
          <table:table-cell table:number-columns-repeated="1019"/>
        </table:table-row>
        <table:table-row table:style-name="ro2">
          <table:table-cell office:value-type="string">
            <text:p>R30</text:p>
          </table:table-cell>
          <table:table-cell office:value-type="string">
            <text:p>Resistor-0.25watt</text:p>
          </table:table-cell>
          <table:table-cell office:value-type="string">
            <text:p>10k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1002Fvirtualkey66000000virtualkey660-MF1%2F4DC1002F">MF1/4DC1002F</text:a></text:p>
          </table:table-cell>
          <table:table-cell table:number-columns-repeated="1019"/>
        </table:table-row>
        <table:table-row table:style-name="ro2">
          <table:table-cell office:value-type="string">
            <text:p>R42</text:p>
          </table:table-cell>
          <table:table-cell office:value-type="string">
            <text:p>Resistor-0.25watt</text:p>
          </table:table-cell>
          <table:table-cell office:value-type="string">
            <text:p>10k</text:p>
          </table:table-cell>
          <table:table-cell office:value-type="string">
            <text:p>RVertical</text:p>
          </table:table-cell>
          <table:table-cell table:style-name="ce1" office:value-type="string">
            <text:p><text:a xlink:href="http://www.mouser.com/Search/ProductDetail.aspx?R=MF1%2F4DC1002Fvirtualkey66000000virtualkey660-MF1%2F4DC1002F">MF1/4DC1002F</text:a></text:p>
          </table:table-cell>
          <table:table-cell table:number-columns-repeated="1019"/>
        </table:table-row>
        <table:table-row table:style-name="ro2">
          <table:table-cell office:value-type="string">
            <text:p>R36</text:p>
          </table:table-cell>
          <table:table-cell office:value-type="string">
            <text:p>Resistor-0.25watt</text:p>
          </table:table-cell>
          <table:table-cell office:value-type="string">
            <text:p>10k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1002Fvirtualkey66000000virtualkey660-MF1%2F4DC1002F">MF1/4DC1002F</text:a></text:p>
          </table:table-cell>
          <table:table-cell table:number-columns-repeated="1019"/>
        </table:table-row>
        <table:table-row table:style-name="ro2">
          <table:table-cell office:value-type="string">
            <text:p>R37</text:p>
          </table:table-cell>
          <table:table-cell office:value-type="string">
            <text:p>Resistor-0.25watt</text:p>
          </table:table-cell>
          <table:table-cell office:value-type="string">
            <text:p>10k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1002Fvirtualkey66000000virtualkey660-MF1%2F4DC1002F">MF1/4DC1002F</text:a></text:p>
          </table:table-cell>
          <table:table-cell table:number-columns-repeated="1019"/>
        </table:table-row>
        <table:table-row table:style-name="ro2">
          <table:table-cell office:value-type="string">
            <text:p>R35</text:p>
          </table:table-cell>
          <table:table-cell office:value-type="string">
            <text:p>Resistor-0.25watt</text:p>
          </table:table-cell>
          <table:table-cell office:value-type="string">
            <text:p>10k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1002Fvirtualkey66000000virtualkey660-MF1%2F4DC1002F">MF1/4DC1002F</text:a></text:p>
          </table:table-cell>
          <table:table-cell table:number-columns-repeated="1019"/>
        </table:table-row>
        <table:table-row table:style-name="ro2">
          <table:table-cell office:value-type="string">
            <text:p>R38</text:p>
          </table:table-cell>
          <table:table-cell office:value-type="string">
            <text:p>Resistor-0.25watt</text:p>
          </table:table-cell>
          <table:table-cell office:value-type="string">
            <text:p>10k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1002Fvirtualkey66000000virtualkey660-MF1%2F4DC1002F">MF1/4DC1002F</text:a></text:p>
          </table:table-cell>
          <table:table-cell table:number-columns-repeated="1019"/>
        </table:table-row>
        <table:table-row table:style-name="ro2">
          <table:table-cell office:value-type="string">
            <text:p>R41</text:p>
          </table:table-cell>
          <table:table-cell office:value-type="string">
            <text:p>Resistor-0.25watt</text:p>
          </table:table-cell>
          <table:table-cell office:value-type="string">
            <text:p>10k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1002Fvirtualkey66000000virtualkey660-MF1%2F4DC1002F">MF1/4DC1002F</text:a></text:p>
          </table:table-cell>
          <table:table-cell table:number-columns-repeated="1019"/>
        </table:table-row>
        <table:table-row table:style-name="ro2">
          <table:table-cell office:value-type="string">
            <text:p>R34</text:p>
          </table:table-cell>
          <table:table-cell office:value-type="string">
            <text:p>Resistor-0.25watt</text:p>
          </table:table-cell>
          <table:table-cell office:value-type="string">
            <text:p>10k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1002Fvirtualkey66000000virtualkey660-MF1%2F4DC1002F">MF1/4DC1002F</text:a></text:p>
          </table:table-cell>
          <table:table-cell table:number-columns-repeated="1019"/>
        </table:table-row>
        <table:table-row table:style-name="ro2">
          <table:table-cell office:value-type="string">
            <text:p>R47</text:p>
          </table:table-cell>
          <table:table-cell office:value-type="string">
            <text:p>Resistor-0.25watt</text:p>
          </table:table-cell>
          <table:table-cell office:value-type="string">
            <text:p>22k 0.1%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2202Fvirtualkey66000000virtualkey660-MF1%2F4DC2202F">MF1/4DC2202F</text:a></text:p>
          </table:table-cell>
          <table:table-cell table:number-columns-repeated="1019"/>
        </table:table-row>
        <table:table-row table:style-name="ro2">
          <table:table-cell office:value-type="string">
            <text:p>R16</text:p>
          </table:table-cell>
          <table:table-cell office:value-type="string">
            <text:p>Resistor-0.25watt</text:p>
          </table:table-cell>
          <table:table-cell office:value-type="string">
            <text:p>47k</text:p>
          </table:table-cell>
          <table:table-cell office:value-type="float" office:value="1210">
            <text:p>1210</text:p>
          </table:table-cell>
          <table:table-cell table:style-name="ce1" office:value-type="string">
            <text:p><text:a xlink:href="http://www.mouser.com/Search/ProductDetail.aspx?R=CRCW121047K0JNEAvirtualkey61300000virtualkey71-CRCW1210J-47K-E3">CRCW121047K0JNEA</text:a></text:p>
          </table:table-cell>
          <table:table-cell table:number-columns-repeated="1019"/>
        </table:table-row>
        <table:table-row table:style-name="ro2">
          <table:table-cell office:value-type="string">
            <text:p>R81</text:p>
          </table:table-cell>
          <table:table-cell office:value-type="string">
            <text:p>Resistor-0.25watt</text:p>
          </table:table-cell>
          <table:table-cell office:value-type="string">
            <text:p>47k</text:p>
          </table:table-cell>
          <table:table-cell office:value-type="float" office:value="1210">
            <text:p>1210</text:p>
          </table:table-cell>
          <table:table-cell table:style-name="ce1" office:value-type="string">
            <text:p><text:a xlink:href="http://www.mouser.com/Search/ProductDetail.aspx?R=CRCW121047K0JNEAvirtualkey61300000virtualkey71-CRCW1210J-47K-E3">CRCW121047K0JNEA</text:a></text:p>
          </table:table-cell>
          <table:table-cell table:number-columns-repeated="1019"/>
        </table:table-row>
        <table:table-row table:style-name="ro2">
          <table:table-cell office:value-type="string">
            <text:p>R17</text:p>
          </table:table-cell>
          <table:table-cell office:value-type="string">
            <text:p>Resistor-0.25watt</text:p>
          </table:table-cell>
          <table:table-cell office:value-type="string">
            <text:p>47k</text:p>
          </table:table-cell>
          <table:table-cell office:value-type="float" office:value="1210">
            <text:p>1210</text:p>
          </table:table-cell>
          <table:table-cell table:style-name="ce1" office:value-type="string">
            <text:p><text:a xlink:href="http://www.mouser.com/Search/ProductDetail.aspx?R=CRCW121047K0JNEAvirtualkey61300000virtualkey71-CRCW1210J-47K-E3">CRCW121047K0JNEA</text:a></text:p>
          </table:table-cell>
          <table:table-cell table:number-columns-repeated="1019"/>
        </table:table-row>
        <table:table-row table:style-name="ro2">
          <table:table-cell office:value-type="string">
            <text:p>R82</text:p>
          </table:table-cell>
          <table:table-cell office:value-type="string">
            <text:p>Resistor-0.25watt</text:p>
          </table:table-cell>
          <table:table-cell office:value-type="string">
            <text:p>47k</text:p>
          </table:table-cell>
          <table:table-cell office:value-type="float" office:value="1210">
            <text:p>1210</text:p>
          </table:table-cell>
          <table:table-cell table:style-name="ce1" office:value-type="string">
            <text:p><text:a xlink:href="http://www.mouser.com/Search/ProductDetail.aspx?R=CRCW121047K0JNEAvirtualkey61300000virtualkey71-CRCW1210J-47K-E3">CRCW121047K0JNEA</text:a></text:p>
          </table:table-cell>
          <table:table-cell table:number-columns-repeated="1019"/>
        </table:table-row>
        <table:table-row table:style-name="ro2">
          <table:table-cell office:value-type="string">
            <text:p>R18</text:p>
          </table:table-cell>
          <table:table-cell office:value-type="string">
            <text:p>Resistor-0.25watt</text:p>
          </table:table-cell>
          <table:table-cell office:value-type="string">
            <text:p>47k</text:p>
          </table:table-cell>
          <table:table-cell office:value-type="float" office:value="1210">
            <text:p>1210</text:p>
          </table:table-cell>
          <table:table-cell table:style-name="ce1" office:value-type="string">
            <text:p><text:a xlink:href="http://www.mouser.com/Search/ProductDetail.aspx?R=CRCW121047K0JNEAvirtualkey61300000virtualkey71-CRCW1210J-47K-E3">CRCW121047K0JNEA</text:a></text:p>
          </table:table-cell>
          <table:table-cell table:number-columns-repeated="1019"/>
        </table:table-row>
        <table:table-row table:style-name="ro2">
          <table:table-cell office:value-type="string">
            <text:p>R83</text:p>
          </table:table-cell>
          <table:table-cell office:value-type="string">
            <text:p>Resistor-0.25watt</text:p>
          </table:table-cell>
          <table:table-cell office:value-type="string">
            <text:p>47k</text:p>
          </table:table-cell>
          <table:table-cell office:value-type="float" office:value="1210">
            <text:p>1210</text:p>
          </table:table-cell>
          <table:table-cell table:style-name="ce1" office:value-type="string">
            <text:p><text:a xlink:href="http://www.mouser.com/Search/ProductDetail.aspx?R=CRCW121047K0JNEAvirtualkey61300000virtualkey71-CRCW1210J-47K-E3">CRCW121047K0JNEA</text:a></text:p>
          </table:table-cell>
          <table:table-cell table:number-columns-repeated="1019"/>
        </table:table-row>
        <table:table-row table:style-name="ro2">
          <table:table-cell office:value-type="string">
            <text:p>R1</text:p>
          </table:table-cell>
          <table:table-cell office:value-type="string">
            <text:p>Resistor-0.25watt</text:p>
          </table:table-cell>
          <table:table-cell office:value-type="float" office:value="100">
            <text:p>100</text:p>
          </table:table-cell>
          <table:table-cell office:value-type="float" office:value="1210">
            <text:p>1210</text:p>
          </table:table-cell>
          <table:table-cell table:style-name="ce1" office:value-type="string">
            <text:p><text:a xlink:href="http://www.mouser.com/Search/ProductDetail.aspx?R=RK73B2ETTE101Jvirtualkey66000000virtualkey660-RK73B2ETTE101J">RK73B2ETTE101J</text:a></text:p>
          </table:table-cell>
          <table:table-cell table:number-columns-repeated="1019"/>
        </table:table-row>
        <table:table-row table:style-name="ro2">
          <table:table-cell office:value-type="string">
            <text:p>R73</text:p>
          </table:table-cell>
          <table:table-cell office:value-type="string">
            <text:p>Resistor-0.25watt</text:p>
          </table:table-cell>
          <table:table-cell office:value-type="float" office:value="100">
            <text:p>100</text:p>
          </table:table-cell>
          <table:table-cell office:value-type="float" office:value="1210">
            <text:p>1210</text:p>
          </table:table-cell>
          <table:table-cell table:style-name="ce1" office:value-type="string">
            <text:p><text:a xlink:href="http://www.mouser.com/Search/ProductDetail.aspx?R=RK73B2ETTE101Jvirtualkey66000000virtualkey660-RK73B2ETTE101J">RK73B2ETTE101J</text:a></text:p>
          </table:table-cell>
          <table:table-cell table:number-columns-repeated="1019"/>
        </table:table-row>
        <table:table-row table:style-name="ro2">
          <table:table-cell office:value-type="string">
            <text:p>R8</text:p>
          </table:table-cell>
          <table:table-cell office:value-type="string">
            <text:p>Resistor-0.25watt</text:p>
          </table:table-cell>
          <table:table-cell office:value-type="float" office:value="100">
            <text:p>100</text:p>
          </table:table-cell>
          <table:table-cell office:value-type="float" office:value="1210">
            <text:p>1210</text:p>
          </table:table-cell>
          <table:table-cell table:style-name="ce1" office:value-type="string">
            <text:p><text:a xlink:href="http://www.mouser.com/Search/ProductDetail.aspx?R=RK73B2ETTE101Jvirtualkey66000000virtualkey660-RK73B2ETTE101J">RK73B2ETTE101J</text:a></text:p>
          </table:table-cell>
          <table:table-cell table:number-columns-repeated="1019"/>
        </table:table-row>
        <table:table-row table:style-name="ro2">
          <table:table-cell office:value-type="string">
            <text:p>R74</text:p>
          </table:table-cell>
          <table:table-cell office:value-type="string">
            <text:p>Resistor-0.25watt</text:p>
          </table:table-cell>
          <table:table-cell office:value-type="float" office:value="100">
            <text:p>100</text:p>
          </table:table-cell>
          <table:table-cell office:value-type="float" office:value="1210">
            <text:p>1210</text:p>
          </table:table-cell>
          <table:table-cell table:style-name="ce1" office:value-type="string">
            <text:p><text:a xlink:href="http://www.mouser.com/Search/ProductDetail.aspx?R=RK73B2ETTE101Jvirtualkey66000000virtualkey660-RK73B2ETTE101J">RK73B2ETTE101J</text:a></text:p>
          </table:table-cell>
          <table:table-cell table:number-columns-repeated="1019"/>
        </table:table-row>
        <table:table-row table:style-name="ro2">
          <table:table-cell office:value-type="string">
            <text:p>R9</text:p>
          </table:table-cell>
          <table:table-cell office:value-type="string">
            <text:p>Resistor-0.25watt</text:p>
          </table:table-cell>
          <table:table-cell office:value-type="float" office:value="100">
            <text:p>100</text:p>
          </table:table-cell>
          <table:table-cell office:value-type="float" office:value="1210">
            <text:p>1210</text:p>
          </table:table-cell>
          <table:table-cell table:style-name="ce1" office:value-type="string">
            <text:p><text:a xlink:href="http://www.mouser.com/Search/ProductDetail.aspx?R=RK73B2ETTE101Jvirtualkey66000000virtualkey660-RK73B2ETTE101J">RK73B2ETTE101J</text:a></text:p>
          </table:table-cell>
          <table:table-cell table:number-columns-repeated="1019"/>
        </table:table-row>
        <table:table-row table:style-name="ro2">
          <table:table-cell office:value-type="string">
            <text:p>R72</text:p>
          </table:table-cell>
          <table:table-cell office:value-type="string">
            <text:p>Resistor-0.25watt</text:p>
          </table:table-cell>
          <table:table-cell office:value-type="float" office:value="100">
            <text:p>100</text:p>
          </table:table-cell>
          <table:table-cell office:value-type="float" office:value="1210">
            <text:p>1210</text:p>
          </table:table-cell>
          <table:table-cell table:style-name="ce1" office:value-type="string">
            <text:p><text:a xlink:href="http://www.mouser.com/Search/ProductDetail.aspx?R=RK73B2ETTE101Jvirtualkey66000000virtualkey660-RK73B2ETTE101J">RK73B2ETTE101J</text:a></text:p>
          </table:table-cell>
          <table:table-cell table:number-columns-repeated="1019"/>
        </table:table-row>
        <table:table-row table:style-name="ro2">
          <table:table-cell office:value-type="string">
            <text:p>R60</text:p>
          </table:table-cell>
          <table:table-cell office:value-type="string">
            <text:p>Resistor-0.25watt</text:p>
          </table:table-cell>
          <table:table-cell office:value-type="string">
            <text:p>1k</text:p>
          </table:table-cell>
          <table:table-cell office:value-type="string">
            <text:p>RVertical</text:p>
          </table:table-cell>
          <table:table-cell table:style-name="ce1" office:value-type="string">
            <text:p><text:a xlink:href="http://www.mouser.com/Search/ProductDetail.aspx?R=MF1%2F4DC4700Fvirtualkey66000000virtualkey660-MF1%2F4DC4700F">MF1/4DC4700F</text:a></text:p>
          </table:table-cell>
          <table:table-cell table:number-columns-repeated="1019"/>
        </table:table-row>
        <table:table-row table:style-name="ro2">
          <table:table-cell office:value-type="string">
            <text:p>R57</text:p>
          </table:table-cell>
          <table:table-cell office:value-type="string">
            <text:p>Resistor-0.25watt</text:p>
          </table:table-cell>
          <table:table-cell office:value-type="float" office:value="470">
            <text:p>470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4700Fvirtualkey66000000virtualkey660-MF1%2F4DC4700F">MF1/4DC4700F</text:a></text:p>
          </table:table-cell>
          <table:table-cell table:number-columns-repeated="1019"/>
        </table:table-row>
        <table:table-row table:style-name="ro2">
          <table:table-cell office:value-type="string">
            <text:p>R53</text:p>
          </table:table-cell>
          <table:table-cell office:value-type="string">
            <text:p>Resistor-0.25watt</text:p>
          </table:table-cell>
          <table:table-cell office:value-type="string">
            <text:p>xxx</text:p>
          </table:table-cell>
          <table:table-cell office:value-type="string">
            <text:p>R0_4</text:p>
          </table:table-cell>
          <table:table-cell table:style-name="ce1" office:value-type="string">
            <text:p><text:a xlink:href="http://www.mouser.com/Search/ProductDetail.aspx?R=MF1%2F4DC4700Fvirtualkey66000000virtualkey660-MF1%2F4DC4700F">MF1/4DC4700F</text:a></text:p>
          </table:table-cell>
          <table:table-cell table:number-columns-repeated="1019"/>
        </table:table-row>
        <table:table-row table:style-name="ro2">
          <table:table-cell office:value-type="string">
            <text:p>U11</text:p>
          </table:table-cell>
          <table:table-cell office:value-type="string">
            <text:p>SN74HC08</text:p>
          </table:table-cell>
          <table:table-cell/>
          <table:table-cell office:value-type="string">
            <text:p>dip14</text:p>
          </table:table-cell>
          <table:table-cell table:style-name="ce1" office:value-type="string">
            <text:p><text:a xlink:href="http://www.mouser.com/Search/ProductDetail.aspx?R=SN74HC08Nvirtualkey59500000virtualkey595-SN74HC08N">SN74HC08N</text:a></text:p>
          </table:table-cell>
          <table:table-cell table:number-columns-repeated="1019"/>
        </table:table-row>
        <table:table-row table:style-name="ro2">
          <table:table-cell office:value-type="string">
            <text:p>U14</text:p>
          </table:table-cell>
          <table:table-cell office:value-type="string">
            <text:p>SN74HC08</text:p>
          </table:table-cell>
          <table:table-cell/>
          <table:table-cell office:value-type="string">
            <text:p>dip14</text:p>
          </table:table-cell>
          <table:table-cell table:style-name="ce1" office:value-type="string">
            <text:p><text:a xlink:href="http://www.mouser.com/Search/ProductDetail.aspx?R=SN74HC08Nvirtualkey59500000virtualkey595-SN74HC08N">SN74HC08N</text:a></text:p>
          </table:table-cell>
          <table:table-cell table:number-columns-repeated="1019"/>
        </table:table-row>
        <table:table-row table:style-name="ro2">
          <table:table-cell office:value-type="string">
            <text:p>U10</text:p>
          </table:table-cell>
          <table:table-cell office:value-type="string">
            <text:p>SN74HC21</text:p>
          </table:table-cell>
          <table:table-cell/>
          <table:table-cell office:value-type="string">
            <text:p>dip14</text:p>
          </table:table-cell>
          <table:table-cell table:style-name="ce1" office:value-type="string">
            <text:p><text:a xlink:href="http://www.mouser.com/Search/ProductDetail.aspx?R=SN74HC21Nvirtualkey59500000virtualkey595-SN74HC21N">SN74HC21N</text:a></text:p>
          </table:table-cell>
          <table:table-cell table:number-columns-repeated="1019"/>
        </table:table-row>
        <table:table-row table:style-name="ro2">
          <table:table-cell office:value-type="string">
            <text:p>U17</text:p>
          </table:table-cell>
          <table:table-cell office:value-type="string">
            <text:p>SN74HC21</text:p>
          </table:table-cell>
          <table:table-cell/>
          <table:table-cell office:value-type="string">
            <text:p>dip14</text:p>
          </table:table-cell>
          <table:table-cell table:style-name="ce1" office:value-type="string">
            <text:p><text:a xlink:href="http://www.mouser.com/Search/ProductDetail.aspx?R=SN74HC21Nvirtualkey59500000virtualkey595-SN74HC21N">SN74HC21N</text:a></text:p>
          </table:table-cell>
          <table:table-cell table:number-columns-repeated="1019"/>
        </table:table-row>
        <table:table-row table:style-name="ro2">
          <table:table-cell office:value-type="string">
            <text:p>D29</text:p>
          </table:table-cell>
          <table:table-cell office:value-type="string">
            <text:p>STTH2R02</text:p>
          </table:table-cell>
          <table:table-cell office:value-type="string">
            <text:p>1n4148</text:p>
          </table:table-cell>
          <table:table-cell office:value-type="string">
            <text:p>vertical</text:p>
          </table:table-cell>
          <table:table-cell table:style-name="ce1" office:value-type="string">
            <text:p><text:a xlink:href="http://www.mouser.com/Search/ProductDetail.aspx?R=1N4148-Bvirtualkey58300000virtualkey583-1N4148-B">1N4148-B</text:a></text:p>
          </table:table-cell>
          <table:table-cell table:number-columns-repeated="1019"/>
        </table:table-row>
        <table:table-row table:style-name="ro2">
          <table:table-cell office:value-type="string">
            <text:p>D28</text:p>
          </table:table-cell>
          <table:table-cell office:value-type="string">
            <text:p>STTH2R02</text:p>
          </table:table-cell>
          <table:table-cell office:value-type="string">
            <text:p>1n4148</text:p>
          </table:table-cell>
          <table:table-cell office:value-type="string">
            <text:p>vertical</text:p>
          </table:table-cell>
          <table:table-cell table:style-name="ce1" office:value-type="string">
            <text:p><text:a xlink:href="http://www.mouser.com/Search/ProductDetail.aspx?R=1N4148-Bvirtualkey58300000virtualkey583-1N4148-B">1N4148-B</text:a></text:p>
          </table:table-cell>
          <table:table-cell table:number-columns-repeated="1019"/>
        </table:table-row>
        <table:table-row table:style-name="ro1">
          <table:table-cell office:value-type="string">
            <text:p>D35</text:p>
          </table:table-cell>
          <table:table-cell office:value-type="string">
            <text:p>STTH2R02</text:p>
          </table:table-cell>
          <table:table-cell office:value-type="string">
            <text:p>1000V Ultrafast</text:p>
          </table:table-cell>
          <table:table-cell office:value-type="string">
            <text:p>0_45Inch</text:p>
          </table:table-cell>
          <table:table-cell table:style-name="ce1" office:value-type="string">
            <text:p>UF4007-E3/54</text:p>
          </table:table-cell>
          <table:table-cell table:number-columns-repeated="1019"/>
        </table:table-row>
        <table:table-row table:style-name="ro1">
          <table:table-cell office:value-type="string">
            <text:p>D7</text:p>
          </table:table-cell>
          <table:table-cell office:value-type="string">
            <text:p>STTH2R02</text:p>
          </table:table-cell>
          <table:table-cell office:value-type="string">
            <text:p>1000V Ultrafast</text:p>
          </table:table-cell>
          <table:table-cell office:value-type="string">
            <text:p>0_45Inch</text:p>
          </table:table-cell>
          <table:table-cell table:style-name="ce1" office:value-type="string">
            <text:p>UF4007-E3/54</text:p>
          </table:table-cell>
          <table:table-cell table:number-columns-repeated="1019"/>
        </table:table-row>
        <table:table-row table:style-name="ro1">
          <table:table-cell office:value-type="string">
            <text:p>D36</text:p>
          </table:table-cell>
          <table:table-cell office:value-type="string">
            <text:p>STTH2R02</text:p>
          </table:table-cell>
          <table:table-cell office:value-type="string">
            <text:p>1000V Ultrafast</text:p>
          </table:table-cell>
          <table:table-cell office:value-type="string">
            <text:p>0_45Inch</text:p>
          </table:table-cell>
          <table:table-cell table:style-name="ce1" office:value-type="string">
            <text:p>UF4007-E3/54</text:p>
          </table:table-cell>
          <table:table-cell table:number-columns-repeated="1019"/>
        </table:table-row>
        <table:table-row table:style-name="ro1">
          <table:table-cell office:value-type="string">
            <text:p>D8</text:p>
          </table:table-cell>
          <table:table-cell office:value-type="string">
            <text:p>STTH2R02</text:p>
          </table:table-cell>
          <table:table-cell office:value-type="string">
            <text:p>1000V Ultrafast</text:p>
          </table:table-cell>
          <table:table-cell office:value-type="string">
            <text:p>0_45Inch</text:p>
          </table:table-cell>
          <table:table-cell table:style-name="ce1" office:value-type="string">
            <text:p>UF4007-E3/54</text:p>
          </table:table-cell>
          <table:table-cell table:number-columns-repeated="1019"/>
        </table:table-row>
        <table:table-row table:style-name="ro1">
          <table:table-cell office:value-type="string">
            <text:p>D37</text:p>
          </table:table-cell>
          <table:table-cell office:value-type="string">
            <text:p>STTH2R02</text:p>
          </table:table-cell>
          <table:table-cell office:value-type="string">
            <text:p>1000V Ultrafast</text:p>
          </table:table-cell>
          <table:table-cell office:value-type="string">
            <text:p>0_45Inch</text:p>
          </table:table-cell>
          <table:table-cell table:style-name="ce1" office:value-type="string">
            <text:p>UF4007-E3/54</text:p>
          </table:table-cell>
          <table:table-cell table:number-columns-repeated="1019"/>
        </table:table-row>
        <table:table-row table:style-name="ro1">
          <table:table-cell office:value-type="string">
            <text:p>D9</text:p>
          </table:table-cell>
          <table:table-cell office:value-type="string">
            <text:p>STTH2R02</text:p>
          </table:table-cell>
          <table:table-cell office:value-type="string">
            <text:p>1000V Ultrafast</text:p>
          </table:table-cell>
          <table:table-cell office:value-type="string">
            <text:p>0_45Inch</text:p>
          </table:table-cell>
          <table:table-cell table:style-name="ce1" office:value-type="string">
            <text:p>UF4007-E3/54</text:p>
          </table:table-cell>
          <table:table-cell table:number-columns-repeated="1019"/>
        </table:table-row>
        <table:table-row table:style-name="ro1">
          <table:table-cell office:value-type="string">
            <text:p>D34</text:p>
          </table:table-cell>
          <table:table-cell office:value-type="string">
            <text:p>ZenerDiode</text:p>
          </table:table-cell>
          <table:table-cell office:value-type="string">
            <text:p>5.1v Zener</text:p>
          </table:table-cell>
          <table:table-cell office:value-type="string">
            <text:p>Diode_small</text:p>
          </table:table-cell>
          <table:table-cell table:style-name="ce1" office:value-type="string">
            <text:p>BZX55B5V1-TAP</text:p>
          </table:table-cell>
          <table:table-cell table:number-columns-repeated="1019"/>
        </table:table-row>
        <table:table-row table:style-name="ro2">
          <table:table-cell office:value-type="string">
            <text:p>D23</text:p>
          </table:table-cell>
          <table:table-cell office:value-type="string">
            <text:p>ZenerDiode</text:p>
          </table:table-cell>
          <table:table-cell office:value-type="string">
            <text:p>8.2v 5w</text:p>
          </table:table-cell>
          <table:table-cell office:value-type="string">
            <text:p>5wVertical</text:p>
          </table:table-cell>
          <table:table-cell table:style-name="ce1" office:value-type="string">
            <text:p><text:a xlink:href="http://www.mouser.com/Search/ProductDetail.aspx?R=1N5344B-TPvirtualkey54720000virtualkey833-1N5344B-TP">1N5344B-TP</text:a></text:p>
          </table:table-cell>
          <table:table-cell table:number-columns-repeated="1019"/>
        </table:table-row>
        <table:table-row table:style-name="ro2">
          <table:table-cell office:value-type="string">
            <text:p>D50</text:p>
          </table:table-cell>
          <table:table-cell office:value-type="string">
            <text:p>ZenerDiode</text:p>
          </table:table-cell>
          <table:table-cell office:value-type="string">
            <text:p>8.2v 5w</text:p>
          </table:table-cell>
          <table:table-cell office:value-type="string">
            <text:p>5wVertical</text:p>
          </table:table-cell>
          <table:table-cell table:style-name="ce1" office:value-type="string">
            <text:p><text:a xlink:href="http://www.mouser.com/Search/ProductDetail.aspx?R=1N5344B-TPvirtualkey54720000virtualkey833-1N5344B-TP">1N5344B-TP</text:a></text:p>
          </table:table-cell>
          <table:table-cell table:number-columns-repeated="1019"/>
        </table:table-row>
        <table:table-row table:style-name="ro2">
          <table:table-cell office:value-type="string">
            <text:p>D25</text:p>
          </table:table-cell>
          <table:table-cell office:value-type="string">
            <text:p>ZenerDiode</text:p>
          </table:table-cell>
          <table:table-cell office:value-type="string">
            <text:p>8.2v 5w</text:p>
          </table:table-cell>
          <table:table-cell office:value-type="string">
            <text:p>5wVertical</text:p>
          </table:table-cell>
          <table:table-cell table:style-name="ce1" office:value-type="string">
            <text:p><text:a xlink:href="http://www.mouser.com/Search/ProductDetail.aspx?R=1N5344B-TPvirtualkey54720000virtualkey833-1N5344B-TP">1N5344B-TP</text:a></text:p>
          </table:table-cell>
          <table:table-cell table:number-columns-repeated="1019"/>
        </table:table-row>
        <table:table-row table:style-name="ro2">
          <table:table-cell office:value-type="string">
            <text:p>D52</text:p>
          </table:table-cell>
          <table:table-cell office:value-type="string">
            <text:p>ZenerDiode</text:p>
          </table:table-cell>
          <table:table-cell office:value-type="string">
            <text:p>8.2v 5w</text:p>
          </table:table-cell>
          <table:table-cell office:value-type="string">
            <text:p>5wVertical</text:p>
          </table:table-cell>
          <table:table-cell table:style-name="ce1" office:value-type="string">
            <text:p><text:a xlink:href="http://www.mouser.com/Search/ProductDetail.aspx?R=1N5344B-TPvirtualkey54720000virtualkey833-1N5344B-TP">1N5344B-TP</text:a></text:p>
          </table:table-cell>
          <table:table-cell table:number-columns-repeated="1019"/>
        </table:table-row>
        <table:table-row table:style-name="ro2">
          <table:table-cell office:value-type="string">
            <text:p>D27</text:p>
          </table:table-cell>
          <table:table-cell office:value-type="string">
            <text:p>ZenerDiode</text:p>
          </table:table-cell>
          <table:table-cell office:value-type="string">
            <text:p>8.2v 5w</text:p>
          </table:table-cell>
          <table:table-cell office:value-type="string">
            <text:p>5wVertical</text:p>
          </table:table-cell>
          <table:table-cell table:style-name="ce1" office:value-type="string">
            <text:p><text:a xlink:href="http://www.mouser.com/Search/ProductDetail.aspx?R=1N5344B-TPvirtualkey54720000virtualkey833-1N5344B-TP">1N5344B-TP</text:a></text:p>
          </table:table-cell>
          <table:table-cell table:number-columns-repeated="1019"/>
        </table:table-row>
        <table:table-row table:style-name="ro2">
          <table:table-cell office:value-type="string">
            <text:p>D54</text:p>
          </table:table-cell>
          <table:table-cell office:value-type="string">
            <text:p>ZenerDiode</text:p>
          </table:table-cell>
          <table:table-cell office:value-type="string">
            <text:p>8.2v 5w</text:p>
          </table:table-cell>
          <table:table-cell office:value-type="string">
            <text:p>5wVertical</text:p>
          </table:table-cell>
          <table:table-cell table:style-name="ce1" office:value-type="string">
            <text:p><text:a xlink:href="http://www.mouser.com/Search/ProductDetail.aspx?R=1N5344B-TPvirtualkey54720000virtualkey833-1N5344B-TP">1N5344B-TP</text:a></text:p>
          </table:table-cell>
          <table:table-cell table:number-columns-repeated="1019"/>
        </table:table-row>
        <table:table-row table:style-name="ro1">
          <table:table-cell office:value-type="string">
            <text:p>D1</text:p>
          </table:table-cell>
          <table:table-cell office:value-type="string">
            <text:p>ZenerDiode</text:p>
          </table:table-cell>
          <table:table-cell office:value-type="string">
            <text:p>17v 5w x2</text:p>
          </table:table-cell>
          <table:table-cell office:value-type="string">
            <text:p>bidirectVert</text:p>
          </table:table-cell>
          <table:table-cell table:style-name="ce1" office:value-type="string">
            <text:p>1N5354BG</text:p>
          </table:table-cell>
          <table:table-cell table:number-columns-repeated="1019"/>
        </table:table-row>
        <table:table-row table:style-name="ro1">
          <table:table-cell office:value-type="string">
            <text:p>D2</text:p>
          </table:table-cell>
          <table:table-cell office:value-type="string">
            <text:p>ZenerDiode</text:p>
          </table:table-cell>
          <table:table-cell office:value-type="string">
            <text:p>17v 5w x2</text:p>
          </table:table-cell>
          <table:table-cell office:value-type="string">
            <text:p>bidirectVert</text:p>
          </table:table-cell>
          <table:table-cell table:style-name="ce1" office:value-type="string">
            <text:p>1N5354BG</text:p>
          </table:table-cell>
          <table:table-cell table:number-columns-repeated="1019"/>
        </table:table-row>
        <table:table-row table:style-name="ro1">
          <table:table-cell office:value-type="string">
            <text:p>D3</text:p>
          </table:table-cell>
          <table:table-cell office:value-type="string">
            <text:p>ZenerDiode</text:p>
          </table:table-cell>
          <table:table-cell office:value-type="string">
            <text:p>17v 5w x2</text:p>
          </table:table-cell>
          <table:table-cell office:value-type="string">
            <text:p>bidirectVert</text:p>
          </table:table-cell>
          <table:table-cell table:style-name="ce1" office:value-type="string">
            <text:p>1N5354BG</text:p>
          </table:table-cell>
          <table:table-cell table:number-columns-repeated="1019"/>
        </table:table-row>
        <table:table-row table:style-name="ro1">
          <table:table-cell office:value-type="string">
            <text:p>D6</text:p>
          </table:table-cell>
          <table:table-cell office:value-type="string">
            <text:p>ZenerDiode</text:p>
          </table:table-cell>
          <table:table-cell office:value-type="string">
            <text:p>17v 5w x2</text:p>
          </table:table-cell>
          <table:table-cell office:value-type="string">
            <text:p>bidirectVert</text:p>
          </table:table-cell>
          <table:table-cell table:style-name="ce1" office:value-type="string">
            <text:p>1N5354BG</text:p>
          </table:table-cell>
          <table:table-cell table:number-columns-repeated="1019"/>
        </table:table-row>
        <table:table-row table:style-name="ro1">
          <table:table-cell office:value-type="string">
            <text:p>D5</text:p>
          </table:table-cell>
          <table:table-cell office:value-type="string">
            <text:p>ZenerDiode</text:p>
          </table:table-cell>
          <table:table-cell office:value-type="string">
            <text:p>17v 5w x2</text:p>
          </table:table-cell>
          <table:table-cell office:value-type="string">
            <text:p>bidirectVert</text:p>
          </table:table-cell>
          <table:table-cell table:style-name="ce1" office:value-type="string">
            <text:p>1N5354BG</text:p>
          </table:table-cell>
          <table:table-cell table:number-columns-repeated="1019"/>
        </table:table-row>
        <table:table-row table:style-name="ro1">
          <table:table-cell office:value-type="string">
            <text:p>D4</text:p>
          </table:table-cell>
          <table:table-cell office:value-type="string">
            <text:p>ZenerDiode</text:p>
          </table:table-cell>
          <table:table-cell office:value-type="string">
            <text:p>17v 5w x2</text:p>
          </table:table-cell>
          <table:table-cell office:value-type="string">
            <text:p>bidirectVert</text:p>
          </table:table-cell>
          <table:table-cell table:style-name="ce1" office:value-type="string">
            <text:p>1N5354BG</text:p>
          </table:table-cell>
          <table:table-cell table:number-columns-repeated="1019"/>
        </table:table-row>
        <table:table-row table:style-name="ro1">
          <table:table-cell office:value-type="string">
            <text:p>D22</text:p>
          </table:table-cell>
          <table:table-cell office:value-type="string">
            <text:p>ZenerDiode</text:p>
          </table:table-cell>
          <table:table-cell office:value-type="string">
            <text:p>24v Zener</text:p>
          </table:table-cell>
          <table:table-cell office:value-type="string">
            <text:p>5wVertical</text:p>
          </table:table-cell>
          <table:table-cell table:style-name="ce1" office:value-type="string">
            <text:p>1N5359BG</text:p>
          </table:table-cell>
          <table:table-cell table:number-columns-repeated="1019"/>
        </table:table-row>
        <table:table-row table:style-name="ro1">
          <table:table-cell office:value-type="string">
            <text:p>D51</text:p>
          </table:table-cell>
          <table:table-cell office:value-type="string">
            <text:p>ZenerDiode</text:p>
          </table:table-cell>
          <table:table-cell office:value-type="string">
            <text:p>24v Zener</text:p>
          </table:table-cell>
          <table:table-cell office:value-type="string">
            <text:p>5wVertical</text:p>
          </table:table-cell>
          <table:table-cell table:style-name="ce1" office:value-type="string">
            <text:p>1N5359BG</text:p>
          </table:table-cell>
          <table:table-cell table:number-columns-repeated="1019"/>
        </table:table-row>
        <table:table-row table:style-name="ro1">
          <table:table-cell office:value-type="string">
            <text:p>D24</text:p>
          </table:table-cell>
          <table:table-cell office:value-type="string">
            <text:p>ZenerDiode</text:p>
          </table:table-cell>
          <table:table-cell office:value-type="string">
            <text:p>24v Zener</text:p>
          </table:table-cell>
          <table:table-cell office:value-type="string">
            <text:p>5wVertical</text:p>
          </table:table-cell>
          <table:table-cell table:style-name="ce1" office:value-type="string">
            <text:p>1N5359BG</text:p>
          </table:table-cell>
          <table:table-cell table:number-columns-repeated="1019"/>
        </table:table-row>
        <table:table-row table:style-name="ro1">
          <table:table-cell office:value-type="string">
            <text:p>D53</text:p>
          </table:table-cell>
          <table:table-cell office:value-type="string">
            <text:p>ZenerDiode</text:p>
          </table:table-cell>
          <table:table-cell office:value-type="string">
            <text:p>24v Zener</text:p>
          </table:table-cell>
          <table:table-cell office:value-type="string">
            <text:p>5wVertical</text:p>
          </table:table-cell>
          <table:table-cell table:style-name="ce1" office:value-type="string">
            <text:p>1N5359BG</text:p>
          </table:table-cell>
          <table:table-cell table:number-columns-repeated="1019"/>
        </table:table-row>
        <table:table-row table:style-name="ro1">
          <table:table-cell office:value-type="string">
            <text:p>D26</text:p>
          </table:table-cell>
          <table:table-cell office:value-type="string">
            <text:p>ZenerDiode</text:p>
          </table:table-cell>
          <table:table-cell office:value-type="string">
            <text:p>24v Zener</text:p>
          </table:table-cell>
          <table:table-cell office:value-type="string">
            <text:p>5wVertical</text:p>
          </table:table-cell>
          <table:table-cell table:style-name="ce1" office:value-type="string">
            <text:p>1N5359BG</text:p>
          </table:table-cell>
          <table:table-cell table:number-columns-repeated="1019"/>
        </table:table-row>
        <table:table-row table:style-name="ro1">
          <table:table-cell office:value-type="string">
            <text:p>D55</text:p>
          </table:table-cell>
          <table:table-cell office:value-type="string">
            <text:p>ZenerDiode</text:p>
          </table:table-cell>
          <table:table-cell office:value-type="string">
            <text:p>24v Zener</text:p>
          </table:table-cell>
          <table:table-cell office:value-type="string">
            <text:p>5wVertical</text:p>
          </table:table-cell>
          <table:table-cell table:style-name="ce1" office:value-type="string">
            <text:p>1N5359BG</text:p>
          </table:table-cell>
          <table:table-cell table:number-columns-repeated="1019"/>
        </table:table-row>
        <table:table-row table:style-name="ro2">
          <table:table-cell office:value-type="string">
            <text:p>Thermistor</text:p>
          </table:table-cell>
          <table:table-cell table:number-columns-repeated="3"/>
          <table:table-cell table:style-name="ce4" office:value-type="string">
            <text:p><text:a xlink:href="http://www.mouser.com/Search/ProductDetail.aspx?R=NTCALUG03A103Gvirtualkey59420000virtualkey594-NTCALUG03A103G">NTCALUG03A103G</text:a>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>
            <text:p>Total Cost</text:p>
          </table:table-cell>
          <table:table-cell table:number-columns-repeated="1019"/>
        </table:table-row>
        <table:table-row table:style-name="ro1" table:number-rows-repeated="651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table:table-column table:style-name="co7" table:number-columns-repeated="1024" table:default-cell-style-name="Excel_20_Built-in_20_Normal"/>
        <table:table-row table:style-name="ro1" table:number-rows-repeated="3">
          <table:table-cell table:number-columns-repeated="1024"/>
        </table:table-row>
        <table:table-row table:style-name="ro1">
          <table:table-cell table:formula="of:=(600-200+1)*(0.66666)/(200*10000)" office:value-type="float" office:value="0.00013366533">
            <text:p>0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float" office:value="2.7">
            <text:p>2.7</text:p>
          </table:table-cell>
          <table:table-cell table:formula="of:=[.B12]/([.B12]+22)" office:value-type="float" office:value="0.109311740890688">
            <text:p>0.11</text:p>
          </table:table-cell>
          <table:table-cell table:formula="of:=2.5/[.C12]" office:value-type="float" office:value="22.8703703703704">
            <text:p>22.87</text:p>
          </table:table-cell>
          <table:table-cell table:number-columns-repeated="4"/>
          <table:table-cell table:formula="of:=2/7.47*1024" office:value-type="float" office:value="274.163319946452">
            <text:p>274.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.75">
            <text:p>2.75</text:p>
          </table:table-cell>
          <table:table-cell table:formula="of:=[.B13]/([.B13]+22)" office:value-type="float" office:value="0.111111111111111">
            <text:p>0.11</text:p>
          </table:table-cell>
          <table:table-cell table:formula="of:=2.5/[.C13]" office:value-type="float" office:value="22.5">
            <text:p>22.5</text:p>
          </table:table-cell>
          <table:table-cell table:number-columns-repeated="4"/>
          <table:table-cell table:formula="of:=2/2.47*1024" office:value-type="float" office:value="829.14979757085">
            <text:p>829.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.8">
            <text:p>2.8</text:p>
          </table:table-cell>
          <table:table-cell table:formula="of:=[.B14]/([.B14]+22)" office:value-type="float" office:value="0.112903225806452">
            <text:p>0.11</text:p>
          </table:table-cell>
          <table:table-cell table:formula="of:=2.5/[.C14]" office:value-type="float" office:value="22.1428571428571">
            <text:p>22.14</text:p>
          </table:table-cell>
          <table:table-cell table:number-columns-repeated="4"/>
          <table:table-cell table:formula="of:=2/4.97*1024" office:value-type="float" office:value="412.072434607646">
            <text:p>412.07</text:p>
          </table:table-cell>
          <table:table-cell table:number-columns-repeated="1015"/>
        </table:table-row>
        <table:table-row table:style-name="ro1">
          <table:table-cell/>
          <table:table-cell/>
          <table:table-cell table:formula="of:=[.B15]/([.B15]+22)" office:value-type="float" office:value="0">
            <text:p>0</text:p>
          </table:table-cell>
          <table:table-cell table:formula="of:=2.5/[.C15]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/>
          <table:table-cell/>
          <table:table-cell table:formula="of:=[.B16]/([.B16]+22)" office:value-type="float" office:value="0">
            <text:p>0</text:p>
          </table:table-cell>
          <table:table-cell table:formula="of:=2.5/[.C16]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/>
          <table:table-cell/>
          <table:table-cell table:formula="of:=[.B17]/([.B17]+22)" office:value-type="float" office:value="0">
            <text:p>0</text:p>
          </table:table-cell>
          <table:table-cell table:formula="of:=2.5/[.C17]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/>
          <table:table-cell/>
          <table:table-cell table:formula="of:=[.B18]/([.B18]+22)" office:value-type="float" office:value="0">
            <text:p>0</text:p>
          </table:table-cell>
          <table:table-cell table:formula="of:=2.5/[.C18]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/>
          <table:table-cell/>
          <table:table-cell table:formula="of:=[.B19]/([.B19]+22)" office:value-type="float" office:value="0">
            <text:p>0</text:p>
          </table:table-cell>
          <table:table-cell table:formula="of:=2.5/[.C19]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/>
          <table:table-cell/>
          <table:table-cell table:formula="of:=[.B20]/([.B20]+22)" office:value-type="float" office:value="0">
            <text:p>0</text:p>
          </table:table-cell>
          <table:table-cell table:formula="of:=2.5/[.C20]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/>
          <table:table-cell/>
          <table:table-cell table:formula="of:=[.B21]/([.B21]+22)" office:value-type="float" office:value="0">
            <text:p>0</text:p>
          </table:table-cell>
          <table:table-cell table:formula="of:=2.5/[.C21]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/>
          <table:table-cell/>
          <table:table-cell table:formula="of:=[.B22]/([.B22]+22)" office:value-type="float" office:value="0">
            <text:p>0</text:p>
          </table:table-cell>
          <table:table-cell table:formula="of:=2.5/[.C22]" office:value-type="float" office:value="0">
            <text:p>#DIV/0!</text:p>
          </table:table-cell>
          <table:table-cell table:number-columns-repeated="5"/>
          <table:table-cell table:formula="of:=16000000/2000" office:value-type="float" office:value="8000">
            <text:p>8000</text:p>
          </table:table-cell>
          <table:table-cell table:number-columns-repeated="1014"/>
        </table:table-row>
        <table:table-row table:style-name="ro1">
          <table:table-cell/>
          <table:table-cell/>
          <table:table-cell table:formula="of:=[.B23]/([.B23]+22)" office:value-type="float" office:value="0">
            <text:p>0</text:p>
          </table:table-cell>
          <table:table-cell table:formula="of:=2.5/[.C23]" office:value-type="float" office:value="0">
            <text:p>#DIV/0!</text:p>
          </table:table-cell>
          <table:table-cell table:number-columns-repeated="5"/>
          <table:table-cell table:formula="of:=30000000/8000" office:value-type="float" office:value="3750">
            <text:p>3750</text:p>
          </table:table-cell>
          <table:table-cell table:number-columns-repeated="1014"/>
        </table:table-row>
        <table:table-row table:style-name="ro1">
          <table:table-cell/>
          <table:table-cell/>
          <table:table-cell table:formula="of:=[.B24]/([.B24]+22)" office:value-type="float" office:value="0">
            <text:p>0</text:p>
          </table:table-cell>
          <table:table-cell table:formula="of:=2.5/[.C24]" office:value-type="float" office:value="0">
            <text:p>#DIV/0!</text:p>
          </table:table-cell>
          <table:table-cell table:number-columns-repeated="5"/>
          <table:table-cell table:formula="of:=3750/2" office:value-type="float" office:value="1875">
            <text:p>1875</text:p>
          </table:table-cell>
          <table:table-cell table:number-columns-repeated="1014"/>
        </table:table-row>
        <table:table-row table:style-name="ro1">
          <table:table-cell/>
          <table:table-cell/>
          <table:table-cell table:formula="of:=[.B25]/([.B25]+22)" office:value-type="float" office:value="0">
            <text:p>0</text:p>
          </table:table-cell>
          <table:table-cell table:formula="of:=2.5/[.C25]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4*30" office:value-type="float" office:value="120">
            <text:p>120</text:p>
          </table:table-cell>
          <table:table-cell table:number-columns-repeated="1014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Title" style:display-name="Excel Built-in Title" style:family="table-cell" style:parent-style-name="Excel_20_Built-in_20_Normal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" style:display-name="Excel Built-in Heading 1" style:family="table-cell" style:parent-style-name="Excel_20_Built-in_20_Normal">
      <style:table-cell-properties fo:border-bottom="0.0555in solid #5b9bd5" style:diagonal-bl-tr="none" style:diagonal-tl-br="none" fo:border-left="none" fo:border-right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Excel_20_Built-in_20_Normal">
      <style:table-cell-properties fo:border-bottom="0.0555in solid #adcdea" style:diagonal-bl-tr="none" style:diagonal-tl-br="none" fo:border-left="none" fo:border-right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Excel_20_Built-in_20_Normal">
      <style:table-cell-properties fo:border-bottom="0.0346in solid #9dc3e6" style:diagonal-bl-tr="none" style:diagonal-tl-br="none" fo:border-left="none" fo:border-right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Excel_20_Built-in_20_Normal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138in solid #7f7f7f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Excel_20_Built-in_20_Normal">
      <style:table-cell-properties fo:background-color="#f2f2f2" style:diagonal-bl-tr="none" style:diagonal-tl-br="none" fo:border="0.0138in solid #3f3f3f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alculation" style:display-name="Excel Built-in Calculation" style:family="table-cell" style:parent-style-name="Excel_20_Built-in_20_Normal">
      <style:table-cell-properties fo:background-color="#f2f2f2" style:diagonal-bl-tr="none" style:diagonal-tl-br="none" fo:border="0.0138in solid #7f7f7f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Linked_20_Cell" style:display-name="Excel Built-in Linked Cell" style:family="table-cell" style:parent-style-name="Excel_20_Built-in_20_Normal">
      <style:table-cell-properties fo:border-bottom="0.0413in double #ff8001" style:border-line-width-bottom="0.0138in 0.0138in 0.0138in" style:diagonal-bl-tr="none" style:diagonal-tl-br="none" fo:border-left="none" fo:border-right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heck_20_Cell" style:display-name="Excel Built-in Check Cell" style:family="table-cell" style:parent-style-name="Excel_20_Built-in_20_Normal">
      <style:table-cell-properties fo:background-color="#a5a5a5" style:diagonal-bl-tr="none" style:diagonal-tl-br="none" fo:border="0.0413in double #3f3f3f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Excel_20_Built-in_20_Normal">
      <style:table-cell-properties fo:background-color="#ffffcc" style:diagonal-bl-tr="none" style:diagonal-tl-br="none" fo:border="0.0138in solid #b2b2b2"/>
    </style:style>
    <style:style style:name="Excel_20_Built-in_20_Explanatory_20_Text" style:display-name="Excel Built-in Explanatory Text" style:family="table-cell" style:parent-style-name="Excel_20_Built-in_20_Normal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Total" style:display-name="Excel Built-in Total" style:family="table-cell" style:parent-style-name="Excel_20_Built-in_20_Normal">
      <style:table-cell-properties fo:border-bottom="0.0413in double #5b9bd5" style:border-line-width-bottom="0.0138in 0.0138in 0.0138in" style:diagonal-bl-tr="none" style:diagonal-tl-br="none" fo:border-left="none" fo:border-right="none" fo:border-top="0.0138in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Accent1" style:display-name="Excel Built-in Accent1" style:family="table-cell" style:parent-style-name="Excel_20_Built-in_20_Normal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Excel_20_Built-in_20_Normal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Excel_20_Built-in_20_Normal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Excel_20_Built-in_20_Normal">
      <style:table-cell-properties fo:background-color="#9dc3e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Excel_20_Built-in_20_Normal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Excel_20_Built-in_20_Normal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Excel_20_Built-in_20_Normal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Excel_20_Built-in_20_Normal">
      <style:table-cell-properties fo:background-color="#f4b18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Excel_20_Built-in_20_Normal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Excel_20_Built-in_20_Normal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Excel_20_Built-in_20_Normal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Excel_20_Built-in_20_Normal">
      <style:table-cell-properties fo:background-color="#c9c9c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Excel_20_Built-in_20_Normal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Excel_20_Built-in_20_Normal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Excel_20_Built-in_20_Normal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Excel_20_Built-in_20_Normal">
      <style:table-cell-properties fo:background-color="#ffd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Excel_20_Built-in_20_Normal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Excel_20_Built-in_20_Normal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Excel_20_Built-in_20_Normal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Excel_20_Built-in_20_Normal">
      <style:table-cell-properties fo:background-color="#8faad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Excel_20_Built-in_20_Normal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Excel_20_Built-in_20_Normal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Excel_20_Built-in_20_Normal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Excel_20_Built-in_20_Normal">
      <style:table-cell-properties fo:background-color="#a9d18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9/30/2014</text:date>, <text:time>15:1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ControlAndDriverBoardBOM8-13-" style:display-name="PageStyle_ACControlAndDriverBoardBOM8-13-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date>2014-09-30T15:12:16.87</dc:date>
    <dc:creator>Michael Holmes</dc:creator>
    <meta:editing-duration>PT14H19M31S</meta:editing-duration>
    <meta:editing-cycles>5</meta:editing-cycles>
    <meta:document-statistic meta:table-count="2" meta:cell-count="1732" meta:object-count="0"/>
  </office:meta>
</office:document-meta>
</file>